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 svg:font-family="Helvetica"/>
    <style:font-face style:name="HelveticaNeue" svg:font-family="HelveticaNeue"/>
    <style:font-face style:name="HelveticaNeue-Bold" svg:font-family="HelveticaNeue-Bol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445cm"/>
    </style:style>
    <style:style style:name="co2" style:family="table-column">
      <style:table-column-properties fo:break-before="auto" style:column-width="7.02cm"/>
    </style:style>
    <style:style style:name="co3" style:family="table-column">
      <style:table-column-properties fo:break-before="auto" style:column-width="5.918cm"/>
    </style:style>
    <style:style style:name="co4" style:family="table-column">
      <style:table-column-properties fo:break-before="auto" style:column-width="7.876cm"/>
    </style:style>
    <style:style style:name="co5" style:family="table-column">
      <style:table-column-properties fo:break-before="auto" style:column-width="5.009cm"/>
    </style:style>
    <style:style style:name="co6" style:family="table-column">
      <style:table-column-properties fo:break-before="auto" style:column-width="3.734cm"/>
    </style:style>
    <style:style style:name="co7" style:family="table-column">
      <style:table-column-properties fo:break-before="auto" style:column-width="8.431cm"/>
    </style:style>
    <style:style style:name="co8" style:family="table-column">
      <style:table-column-properties fo:break-before="auto" style:column-width="2.258cm"/>
    </style:style>
    <style:style style:name="ro1" style:family="table-row">
      <style:table-row-properties style:row-height="0.70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c0bf"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1" style:family="table-cell" style:parent-style-name="Default">
      <style:table-cell-properties fo:background-color="#dcdcdc"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4" style:family="table-cell" style:parent-style-name="Default">
      <style:table-cell-properties fo:background-color="#d5d5d5"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6" style:family="table-cell" style:parent-style-name="Default">
      <style:table-cell-properties fo:background-color="#fff056"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2"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0_cell5" style:family="table-cell" style:parent-style-name="Default">
      <style:table-cell-properties fo:background-color="#d5d5d5" fo:padding="0.141cm" style:vertical-align="top"/>
      <style:text-properties fo:color="#000000" style:font-name="HelveticaNeue" fo:font-size="10pt" style:font-name-asian="HelveticaNeue" style:font-size-asian="10pt" style:font-name-complex="HelveticaNeue" style:font-size-complex="10pt"/>
    </style:style>
    <style:style style:name="Sheet0_cell3" style:family="table-cell" style:parent-style-name="Default">
      <style:table-cell-properties fo:background-color="#fff056" fo:padding="0.141cm" style:vertical-align="top"/>
      <style:text-properties fo:color="#000000" style:font-name="HelveticaNeue" fo:font-size="10pt" style:font-name-asian="HelveticaNeue" style:font-size-asian="10pt" style:font-name-complex="HelveticaNeue" style:font-size-complex="10pt"/>
    </style:style>
    <style:style style:name="Sheet0_cell7" style:family="table-cell" style:parent-style-name="Default" style:data-style-name="N0">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T1" style:family="text">
      <style:text-properties fo:color="#000000" style:font-name="HelveticaNeue-Bold" fo:font-size="10pt" fo:font-weight="bold" fo:letter-spacing="normal" style:font-name-asian="HelveticaNeue-Bold" style:font-name-complex="HelveticaNeue-Bold" style:font-size-asian="10pt" style:font-size-complex="10pt" style:font-weight-asian="bold" style:font-weight-complex="bold"/>
    </style:style>
    <style:style style:name="T2"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style:style>
    <style:style style:name="T3" style:family="text">
      <style:text-properties fo:color="#000000" style:font-name="HelveticaNeue" fo:font-weight="bold" fo:letter-spacing="normal" style:font-name-asian="HelveticaNeue" style:font-name-complex="HelveticaNeue" style:font-weight-asian="bold" style:font-weight-complex="bold" fo:font-size="9.80000019073486pt" fo:language="fr" fo:country="FR" style:font-size-asian="9.80000019073486pt" style:font-size-complex="9.80000019073486pt"/>
    </style:style>
    <style:style style:name="T4" style:family="text">
      <style:text-properties fo:color="#000000" style:font-name="HelveticaNeue" fo:font-weight="bold" fo:letter-spacing="normal" style:font-name-asian="HelveticaNeue" style:font-name-complex="HelveticaNeue" style:font-weight-asian="bold" style:font-weight-complex="bold" fo:font-size="10pt" style:font-size-asian="10pt" style:font-size-complex="10pt"/>
    </style:style>
    <style:style style:name="T5" style:family="text">
      <style:text-properties fo:color="#000000" style:font-name="HelveticaNeue" fo:font-weight="bold" fo:letter-spacing="normal" style:font-name-asian="HelveticaNeue" style:font-name-complex="HelveticaNeue" style:font-weight-asian="bold" style:font-weight-complex="bold" fo:font-size="10pt" style:font-size-asian="10pt" style:font-size-complex="10pt" fo:language="fr" fo:country="FR"/>
    </style:style>
    <style:style style:name="T6" style:family="text">
      <style:text-properties fo:color="#000000" style:font-name="HelveticaNeue" fo:font-weight="bold" fo:letter-spacing="normal" style:font-name-asian="HelveticaNeue" style:font-name-complex="HelveticaNeue" style:font-weight-asian="bold" style:font-weight-complex="bold" fo:language="fr" fo:country="FR" fo:font-size="10pt" style:font-size-asian="10pt" style:font-size-complex="10pt"/>
    </style:style>
    <style:style style:name="T7" style:family="text">
      <style:text-properties fo:color="#000000" style:font-name="HelveticaNeue" fo:font-size="10pt" fo:letter-spacing="normal" style:font-name-asian="HelveticaNeue" style:font-name-complex="HelveticaNeue" style:font-size-asian="10pt" style:font-size-complex="10pt"/>
    </style:style>
    <style:style style:name="T8" style:family="text">
      <style:text-properties fo:color="#000000" style:font-name="HelveticaNeue-Bold" fo:font-size="10pt" fo:letter-spacing="normal" style:font-name-asian="HelveticaNeue-Bold" style:font-name-complex="HelveticaNeue-Bold" style:font-size-asian="10pt" style:font-size-complex="10pt"/>
    </style:style>
    <style:style style:name="T9" style:family="text">
      <style:text-properties fo:color="#000000" style:font-name="Helvetica" fo:font-size="10pt" fo:letter-spacing="normal" style:font-name-asian="Helvetica" style:font-name-complex="Helvetica" style:font-size-asian="10pt" style:font-size-complex="10pt"/>
    </style:style>
    <style:style style:name="T10" style:family="text">
      <style:text-properties fo:color="#000000" style:font-name="HelveticaNeue" fo:letter-spacing="normal" style:font-name-asian="HelveticaNeue" style:font-name-complex="HelveticaNeue" fo:font-size="9.80000019073486pt" fo:language="fr" fo:country="FR" style:font-size-asian="9.80000019073486pt" style:font-size-complex="9.80000019073486pt"/>
    </style:style>
    <style:style style:name="T11" style:family="text">
      <style:text-properties fo:color="#000000" style:font-name="HelveticaNeue" fo:letter-spacing="normal" style:font-name-asian="HelveticaNeue" style:font-name-complex="HelveticaNeue" fo:font-size="10pt" style:font-size-asian="10pt" style:font-size-complex="10pt"/>
    </style:style>
    <style:style style:name="T12" style:family="text">
      <style:text-properties fo:color="#000000" style:font-name="HelveticaNeue" fo:font-size="10pt" fo:letter-spacing="normal" style:font-name-asian="HelveticaNeue" style:font-name-complex="HelveticaNeue" style:font-size-asian="10pt" style:font-size-complex="10pt" style:text-line-through-type="single"/>
    </style:style>
    <style:style style:name="T13" style:family="text">
      <style:text-properties fo:color="#00a1ff" style:font-name="HelveticaNeue" fo:font-size="10pt" fo:letter-spacing="normal" style:font-name-asian="HelveticaNeue" style:font-name-complex="HelveticaNeue" style:font-size-asian="10pt" style:font-size-complex="10pt"/>
    </style:style>
    <style:style style:name="T14" style:family="text">
      <style:text-properties fo:color="#000000" style:font-name="HelveticaNeue" fo:font-size="10pt" fo:letter-spacing="normal" fo:language="fr" fo:country="FR" style:font-name-asian="HelveticaNeue" style:font-name-complex="HelveticaNeue" style:font-size-asian="10pt" style:font-size-complex="10pt"/>
    </style:style>
  </office:automatic-styles>
  <office:body>
    <office:spreadsheet>
      <table:calculation-settings table:use-regular-expressions="false" table:use-wildcards="true"/>
      <table:table table:name="ÉCRITS_Tableau " table:style-name="ta1">
        <table:table-column table:style-name="co1" table:default-cell-style-name="Sheet0_cell1"/>
        <table:table-column table:style-name="co2" table:default-cell-style-name="Sheet0_cell2"/>
        <table:table-column table:style-name="co3" table:default-cell-style-name="Sheet0_cell2"/>
        <table:table-column table:style-name="co4" table:number-columns-repeated="2" table:default-cell-style-name="Sheet0_cell2"/>
        <table:table-column table:style-name="co5" table:default-cell-style-name="Sheet0_cell2"/>
        <table:table-column table:style-name="co6" table:default-cell-style-name="Sheet0_cell2"/>
        <table:table-column table:style-name="co7" table:default-cell-style-name="Sheet0_cell2"/>
        <table:table-row table:style-name="ro1">
          <table:table-cell table:style-name="ce1" office:value-type="string" calcext:value-type="string">
            <text:p><text:span text:style-name="T1">TITRE DE L’ÉCRIT</text:span></text:p>
          </table:table-cell>
          <table:table-cell table:style-name="ce1" office:value-type="string" calcext:value-type="string">
            <text:p><text:span text:style-name="T1">SOUS-TITRE</text:span></text:p>
          </table:table-cell>
          <table:table-cell table:style-name="ce1" office:value-type="string" calcext:value-type="string">
            <text:p><text:span text:style-name="T1">CONTEXTE PARTICULIER</text:span></text:p>
          </table:table-cell>
          <table:table-cell table:style-name="ce1" office:value-type="string" calcext:value-type="string">
            <text:p><text:span text:style-name="T1">AUTEUR(S)</text:span></text:p>
          </table:table-cell>
          <table:table-cell table:style-name="ce1" office:value-type="string" calcext:value-type="string">
            <text:p><text:span text:style-name="T1">ÉDITIONS</text:span></text:p>
          </table:table-cell>
          <table:table-cell table:style-name="ce1" office:value-type="string" calcext:value-type="string">
            <text:p><text:span text:style-name="T1">FORMAT</text:span></text:p>
          </table:table-cell>
          <table:table-cell table:style-name="ce1" office:value-type="string" calcext:value-type="string">
            <text:p><text:span text:style-name="T1">DATE DE PARUTION</text:span></text:p>
          </table:table-cell>
          <table:table-cell table:style-name="ce1" office:value-type="string" calcext:value-type="string">
            <text:p><text:span text:style-name="T1">HYPERLIEN</text:span></text:p>
          </table:table-cell>
        </table:table-row>
        <table:table-row table:style-name="ro1">
          <table:table-cell office:value-type="string" calcext:value-type="string">
            <text:p><text:span text:style-name="T1">PUBLIER, COPIER, SORTIR DE L’OBSCURITÉ</text:span></text:p>
          </table:table-cell>
          <table:table-cell office:value-type="string" calcext:value-type="string">
            <text:p><text:span text:style-name="T7">-</text:span></text:p>
          </table:table-cell>
          <table:table-cell office:value-type="string" calcext:value-type="string">
            <text:p><text:span text:style-name="T7">COLLOQUE LES ÉCOLOGIES DU NUMÉRIQUE</text:span></text:p>
          </table:table-cell>
          <table:table-cell office:value-type="string" calcext:value-type="string">
            <text:p><text:span text:style-name="T7">Eric SCHRIJVER</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21.08.07</text:span></text:p>
          </table:table-cell>
          <table:table-cell office:value-type="string" calcext:value-type="string">
            <text:p><text:span text:style-name="T7">▶ </text:span><text:span text:style-name="T7"><text:a xlink:href="https://ecologies-du-numerique.fr/" xlink:type="simple">https://ecologies-du-numerique.fr/</text:a></text:span><text:span text:style-name="T14"> </text:span></text:p>
            <text:p><text:span text:style-name="T7">▶ </text:span><text:span text:style-name="T7"><text:a xlink:href="https://ecologies-du-numerique.fr/2021/08/27/publier-copier-sortir-de-l-obscurite/" xlink:type="simple">https://ecologies-du-numerique.fr/2021/08/27/publier-copier-sortir-de-l-obscurite/</text:a></text:span></text:p>
          </table:table-cell>
        </table:table-row>
        <table:table-row table:style-name="ro1">
          <table:table-cell office:value-type="string" calcext:value-type="string">
            <text:p><text:span text:style-name="T2">N°28 - GRAPHISME EN FRANCE - CRÉATION, OUTILS, RECHERCHE, 2022</text:span></text:p>
          </table:table-cell>
          <table:table-cell office:value-type="string" calcext:value-type="string">
            <text:p><text:span text:style-name="T7">-</text:span></text:p>
          </table:table-cell>
          <table:table-cell office:value-type="string" calcext:value-type="string">
            <text:p><text:span text:style-name="T7">GRAPHISME EN FRANCE - CNAP</text:span></text:p>
          </table:table-cell>
          <table:table-cell office:value-type="string" calcext:value-type="string">
            <text:p><text:span text:style-name="T7">▶ Julie BLANC</text:span></text:p>
            <text:p><text:span text:style-name="T7">▶ Nolwenn MAUDET</text:span></text:p>
            <text:p><text:span text:style-name="T7">▶ Anne-Lyse RENON</text:span></text:p>
            <text:p><text:span text:style-name="T7">▶ Joost GROOTENS</text:span></text:p>
          </table:table-cell>
          <table:table-cell office:value-type="string" calcext:value-type="string">
            <text:p><text:span text:style-name="T7">Graphisme en France</text:span></text:p>
          </table:table-cell>
          <table:table-cell office:value-type="string" calcext:value-type="string">
            <text:p><text:span text:style-name="T7">▶ NUMÉRIQUE</text:span></text:p>
            <text:p>▶ IMPRIMÉ</text:p>
          </table:table-cell>
          <table:table-cell office:value-type="string" calcext:value-type="string">
            <text:p><text:span text:style-name="T7">2022.11</text:span></text:p>
          </table:table-cell>
          <table:table-cell office:value-type="string" calcext:value-type="string">
            <text:p><text:a xlink:href="https://www.cnap.fr/actualites/graphisme-en-france/revues/ndeg28-graphisme-en-france-creation-outils-recherche-2022" xlink:type="simple">https://www.cnap.fr/actualites/graphisme-en-france/revues/ndeg28-graphisme-en-france-creation-outils-recherche-2022</text:a></text:p>
          </table:table-cell>
        </table:table-row>
        <table:table-row table:style-name="ro1">
          <table:table-cell office:value-type="string" calcext:value-type="string">
            <text:p><text:span text:style-name="T2">N°18 - GRAPHISME EN FRANCE - CODE &lt;&gt; OUTILS &lt;&gt; DESIGN, 2012</text:span></text:p>
          </table:table-cell>
          <table:table-cell office:value-type="string" calcext:value-type="string">
            <text:p><text:span text:style-name="T7">-</text:span></text:p>
          </table:table-cell>
          <table:table-cell office:value-type="string" calcext:value-type="string">
            <text:p><text:span text:style-name="T7">GRAPHISME EN FRANCE - CNAP</text:span></text:p>
          </table:table-cell>
          <table:table-cell office:value-type="string" calcext:value-type="string">
            <text:p><text:span text:style-name="T7">▶ Kévin DONNOT</text:span></text:p>
            <text:p>▶ Annick LANTENOIS</text:p>
            <text:p>▶ Casey REAS</text:p>
            <text:p>▶ Chandler MCWILLIAMS</text:p>
          </table:table-cell>
          <table:table-cell office:value-type="string" calcext:value-type="string">
            <text:p><text:span text:style-name="T7">Graphisme en France</text:span></text:p>
          </table:table-cell>
          <table:table-cell office:value-type="string" calcext:value-type="string">
            <text:p><text:span text:style-name="T7">▶ NUMÉRIQUE</text:span></text:p>
            <text:p>▶ IMPRIMÉ</text:p>
          </table:table-cell>
          <table:table-cell office:value-type="string" calcext:value-type="string">
            <text:p><text:span text:style-name="T7">2012.11</text:span></text:p>
          </table:table-cell>
          <table:table-cell office:value-type="string" calcext:value-type="string">
            <text:p><text:a xlink:href="https://www.cnap.fr/xviiie-édition-0" xlink:type="simple">https://www.cnap.fr/xviiie-%C3%A9dition-0</text:a></text:p>
          </table:table-cell>
        </table:table-row>
        <table:table-row table:style-name="ro1">
          <table:table-cell office:value-type="string" calcext:value-type="string">
            <text:p><text:span text:style-name="T1">(RE)PENSER LES CHAÎNES ÉDITORIALES : SOUTENABILITÉ ET ÉMANCIPATION</text:span></text:p>
          </table:table-cell>
          <table:table-cell office:value-type="string" calcext:value-type="string">
            <text:p><text:span text:style-name="T7">-</text:span></text:p>
          </table:table-cell>
          <table:table-cell office:value-type="string" calcext:value-type="string">
            <text:p><text:span text:style-name="T7">COLLOQUE LES ÉCOLOGIES DU NUMÉRIQUE</text:span></text:p>
          </table:table-cell>
          <table:table-cell office:value-type="string" calcext:value-type="string">
            <text:p><text:span text:style-name="T8">▶ Julie BLANC</text:span></text:p>
            <text:p>▶ Antoine FAUCHIÉ</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21.08.04</text:span></text:p>
          </table:table-cell>
          <table:table-cell office:value-type="string" calcext:value-type="string">
            <text:p><text:span text:style-name="T7">▶ </text:span><text:span text:style-name="T7"><text:a xlink:href="https://ecologies-du-numerique.fr/" xlink:type="simple">https://ecologies-du-numerique.fr/</text:a></text:span></text:p>
            <text:p><text:span text:style-name="T7">▶ </text:span><text:span text:style-name="T7"><text:a xlink:href="https://ecologies-du-numerique.fr/2021/08/24/repenser-les-chaines-editoriales-soutenabilite-et-emancipation/" xlink:type="simple">https://ecologies-du-numerique.fr/2021/08/24/repenser-les-chaines-editoriales-soutenabilite-et-emancipation/</text:a></text:span></text:p>
          </table:table-cell>
        </table:table-row>
        <table:table-row table:style-name="ro1">
          <table:table-cell office:value-type="string" calcext:value-type="string">
            <text:p><text:span text:style-name="T1">UN MONDE DE MAKERS – LE DESIGN EN PARTAGE</text:span></text:p>
          </table:table-cell>
          <table:table-cell office:value-type="string" calcext:value-type="string">
            <text:p><text:span text:style-name="T7">-</text:span></text:p>
          </table:table-cell>
          <table:table-cell office:value-type="string" calcext:value-type="string">
            <text:p><text:span text:style-name="T7">COLLOQUE LES ÉCOLOGIES DU NUMÉRIQUE</text:span></text:p>
          </table:table-cell>
          <table:table-cell office:value-type="string" calcext:value-type="string">
            <text:p><text:span text:style-name="T7">Camille BOSQUÉ</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21.08.04</text:span></text:p>
          </table:table-cell>
          <table:table-cell office:value-type="string" calcext:value-type="string">
            <text:p><text:span text:style-name="T7">▶ </text:span><text:span text:style-name="T7"><text:a xlink:href="https://ecologies-du-numerique.fr/" xlink:type="simple">https://ecologies-du-numerique.fr/</text:a></text:span></text:p>
            <text:p><text:span text:style-name="T7">▶ </text:span><text:span text:style-name="T7"><text:a xlink:href="https://ecologies-du-numerique.fr/2021/08/24/un-monde-de-makers-le-design-en-partage/" xlink:type="simple">https://ecologies-du-numerique.fr/2021/08/24/un-monde-de-makers-le-design-en-partage/</text:a></text:span></text:p>
          </table:table-cell>
        </table:table-row>
        <table:table-row table:style-name="ro1">
          <table:table-cell office:value-type="string" calcext:value-type="string">
            <text:p><text:span text:style-name="T2">OPEN SOURCE PUBLISHING, RELEARN</text:span></text:p>
          </table:table-cell>
          <table:table-cell office:value-type="string" calcext:value-type="string">
            <text:p><text:span text:style-name="T7">-</text:span></text:p>
          </table:table-cell>
          <table:table-cell office:value-type="string" calcext:value-type="string">
            <text:p><text:span text:style-name="T7">RELEARN</text:span></text:p>
          </table:table-cell>
          <table:table-cell office:value-type="string" calcext:value-type="string">
            <text:p><text:span text:style-name="T7">▶ Ludivine LOISEAU</text:span></text:p>
            <text:p>▶ Pierre HUYGHEBAERT</text:p>
            <text:p>▶ Alexandre LERAY</text:p>
            <text:p>▶ Stéphanie VILAYPHIOU</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1.08.03</text:span></text:p>
          </table:table-cell>
          <table:table-cell office:value-type="string" calcext:value-type="string">
            <text:p><text:a xlink:href="http://f-u-t-u-r-e.org/r/02_OSP_Relearn_FR.md" xlink:type="simple">http://f-u-t-u-r-e.org/r/02_OSP_Relearn_FR.md</text:a></text:p>
          </table:table-cell>
        </table:table-row>
        <table:table-row table:style-name="ro1">
          <table:table-cell office:value-type="string" calcext:value-type="string">
            <text:p><text:span text:style-name="T1">LIBRE GRAPHICS MAG - ISSUE 1.1 </text:span></text:p>
          </table:table-cell>
          <table:table-cell office:value-type="string" calcext:value-type="string">
            <text:p><text:span text:style-name="T7">FIRST ENCOUNTERS. TAKING FLIGHT</text:span></text:p>
          </table:table-cell>
          <table:table-cell office:value-type="string" calcext:value-type="string">
            <text:p><text:span text:style-name="T7">LIBRE GRAPHIC MEETINGS</text:span></text:p>
          </table:table-cell>
          <table:table-cell office:value-type="string" calcext:value-type="string">
            <text:p><text:span text:style-name="T13">Consultez la version PDF pour en savoir +</text:span></text:p>
          </table:table-cell>
          <table:table-cell office:value-type="string" calcext:value-type="string">
            <text:p><text:span text:style-name="T7">Studio XX </text:span></text:p>
          </table:table-cell>
          <table:table-cell office:value-type="string" calcext:value-type="string">
            <text:p><text:span text:style-name="T7">▶ NUMÉRIQUE</text:span></text:p>
            <text:p>▶ IMPRIMÉ</text:p>
          </table:table-cell>
          <table:table-cell office:value-type="string" calcext:value-type="string">
            <text:p><text:span text:style-name="T7">2010</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1issue1" xlink:type="simple">https://gitlab.com/libregraphicsmag/vol1issue1</text:a></text:span></text:p>
            <text:p><text:span text:style-name="T7">▶ </text:span><text:span text:style-name="T7"><text:a xlink:href="http://libregraphicsmag.com/files/libregraphicsmag_1.1_highquality.pdf" xlink:type="simple">http://libregraphicsmag.com/files/libregraphicsmag_1.1_highquality.pdf</text:a></text:span></text:p>
          </table:table-cell>
        </table:table-row>
        <table:table-row table:style-name="ro1">
          <table:table-cell office:value-type="string" calcext:value-type="string">
            <text:p><text:span text:style-name="T1">LIBRE GRAPHICS MAG - ISSUE 1.2</text:span></text:p>
          </table:table-cell>
          <table:table-cell office:value-type="string" calcext:value-type="string">
            <text:p><text:span text:style-name="T8">USE CASES AND AFFORDANCES</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1.02</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1issue2" xlink:type="simple">https://gitlab.com/libregraphicsmag/vol1issue2</text:a></text:span></text:p>
            <text:p><text:span text:style-name="T7">▶ </text:span><text:span text:style-name="T7"><text:a xlink:href="http://libregraphicsmag.com/files/libregraphicsmag_1.2_highquality.pdf" xlink:type="simple">http://libregraphicsmag.com/files/libregraphicsmag_1.2_highquality.pdf</text:a></text:span></text:p>
          </table:table-cell>
        </table:table-row>
        <table:table-row table:style-name="ro1">
          <table:table-cell office:value-type="string" calcext:value-type="string">
            <text:p><text:span text:style-name="T1">LIBRE GRAPHICS MAG - ISSUE 1.3</text:span></text:p>
          </table:table-cell>
          <table:table-cell office:value-type="string" calcext:value-type="string">
            <text:p><text:span text:style-name="T8">COLLABORATION, COLLABORATIVELY</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1.08</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1issue3" xlink:type="simple">https://gitlab.com/libregraphicsmag/vol1issue3</text:a></text:span></text:p>
            <text:p><text:span text:style-name="T7">▶ </text:span><text:span text:style-name="T7"><text:a xlink:href="http://libregraphicsmag.com/files/libregraphicsmag_1.3_highquality.pdf" xlink:type="simple">http://libregraphicsmag.com/files/libregraphicsmag_1.3_highquality.pdf</text:a></text:span></text:p>
          </table:table-cell>
        </table:table-row>
        <table:table-row table:style-name="ro1">
          <table:table-cell office:value-type="string" calcext:value-type="string">
            <text:p><text:span text:style-name="T1">LIBRE GRAPHICS MAG - ISSUE 1.4</text:span></text:p>
          </table:table-cell>
          <table:table-cell office:value-type="string" calcext:value-type="string">
            <text:p><text:span text:style-name="T8">THE PHYSICAL, THE DIGITAL AND THE DESIGNER</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2.03</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1issue4" xlink:type="simple">https://gitlab.com/libregraphicsmag/vol1issue4</text:a></text:span></text:p>
            <text:p><text:span text:style-name="T7">▶ </text:span><text:span text:style-name="T7"><text:a xlink:href="http://libregraphicsmag.com/files/libregraphicsmag_1.4_highquality.pdf" xlink:type="simple">http://libregraphicsmag.com/files/libregraphicsmag_1.4_highquality.pdf</text:a></text:span></text:p>
          </table:table-cell>
        </table:table-row>
        <table:table-row table:style-name="ro1">
          <table:table-cell office:value-type="string" calcext:value-type="string">
            <text:p><text:span text:style-name="T1">LIBRE GRAPHICS MAG - ISSUE 2.1</text:span></text:p>
          </table:table-cell>
          <table:table-cell office:value-type="string" calcext:value-type="string">
            <text:p><text:span text:style-name="T8">LOCALISATION / INTERNATIONALIZATION</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3.02</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2issue1" xlink:type="simple">https://gitlab.com/libregraphicsmag/vol2issue1</text:a></text:span></text:p>
            <text:p><text:span text:style-name="T7">▶ </text:span><text:span text:style-name="T7"><text:a xlink:href="http://libregraphicsmag.com/files/libregraphicsmag_2.1_highquality.pdf" xlink:type="simple">http://libregraphicsmag.com/files/libregraphicsmag_2.1_highquality.pdf</text:a></text:span></text:p>
          </table:table-cell>
        </table:table-row>
        <table:table-row table:style-name="ro1">
          <table:table-cell office:value-type="string" calcext:value-type="string">
            <text:p><text:span text:style-name="T1">LIBRE GRAPHICS MAG - ISSUE 2.2</text:span></text:p>
          </table:table-cell>
          <table:table-cell office:value-type="string" calcext:value-type="string">
            <text:p><text:span text:style-name="T8">GENDERING F/LOSS</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4.01</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2issue2" xlink:type="simple">https://gitlab.com/libregraphicsmag/vol2issue2</text:a></text:span></text:p>
            <text:p><text:span text:style-name="T7">▶ </text:span><text:span text:style-name="T7"><text:a xlink:href="http://libregraphicsmag.com/files/libregraphicsmag_2.2_highquality.pdf" xlink:type="simple">http://libregraphicsmag.com/files/libregraphicsmag_2.2_highquality.pdf</text:a></text:span></text:p>
          </table:table-cell>
        </table:table-row>
        <table:table-row table:style-name="ro1">
          <table:table-cell office:value-type="string" calcext:value-type="string">
            <text:p><text:span text:style-name="T1">LIBRE GRAPHICS MAG - ISSUE 2.3</text:span></text:p>
          </table:table-cell>
          <table:table-cell office:value-type="string" calcext:value-type="string">
            <text:p><text:span text:style-name="T8">THE TYPE ISSUE</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5.01</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2issue3" xlink:type="simple">https://gitlab.com/libregraphicsmag/vol2issue3</text:a></text:span></text:p>
            <text:p><text:span text:style-name="T7">▶ </text:span><text:span text:style-name="T7"><text:a xlink:href="http://libregraphicsmag.com/files/libregraphicsmag_2.3_highquality.pdf" xlink:type="simple">http://libregraphicsmag.com/files/libregraphicsmag_2.3_highquality.pdf</text:a></text:span></text:p>
          </table:table-cell>
        </table:table-row>
        <table:table-row table:style-name="ro1">
          <table:table-cell office:value-type="string" calcext:value-type="string">
            <text:p><text:span text:style-name="T1">LIBRE GRAPHICS MAG - ISSUE 2.4</text:span></text:p>
          </table:table-cell>
          <table:table-cell office:value-type="string" calcext:value-type="string">
            <text:p><text:span text:style-name="T8">CAPTURE</text:span></text:p>
          </table:table-cell>
          <table:table-cell office:value-type="string" calcext:value-type="string">
            <text:p><text:span text:style-name="T7">LIBRE GRAPHIC MEETINGS </text:span></text:p>
          </table:table-cell>
          <table:table-cell office:value-type="string" calcext:value-type="string">
            <text:p><text:span text:style-name="T13">Consultez la version PDF pour en savoir +</text:span></text:p>
          </table:table-cell>
          <table:table-cell office:value-type="string" calcext:value-type="string">
            <text:p><text:span text:style-name="T7">Ginger coons</text:span></text:p>
          </table:table-cell>
          <table:table-cell office:value-type="string" calcext:value-type="string">
            <text:p><text:span text:style-name="T7">▶ NUMÉRIQUE</text:span></text:p>
            <text:p>▶ IMPRIMÉ</text:p>
          </table:table-cell>
          <table:table-cell office:value-type="string" calcext:value-type="string">
            <text:p><text:span text:style-name="T7">2015.10</text:span></text:p>
          </table:table-cell>
          <table:table-cell office:value-type="string" calcext:value-type="string">
            <text:p><text:span text:style-name="T7">▶ </text:span><text:span text:style-name="T7"><text:a xlink:href="http://libregraphicsmag.com/" xlink:type="simple">http://libregraphicsmag.com/</text:a></text:span></text:p>
            <text:p><text:span text:style-name="T7">▶ </text:span><text:span text:style-name="T7"><text:a xlink:href="https://gitlab.com/libregraphicsmag/vol2issue4" xlink:type="simple">https://gitlab.com/libregraphicsmag/vol2issue4</text:a></text:span></text:p>
            <text:p><text:span text:style-name="T7">▶ </text:span><text:span text:style-name="T7"><text:a xlink:href="http://libregraphicsmag.com/files/libregraphicsmag_2.4_highquality.pdf" xlink:type="simple">http://libregraphicsmag.com/files/libregraphicsmag_2.4_highquality.pdf</text:a></text:span></text:p>
          </table:table-cell>
        </table:table-row>
        <table:table-row table:style-name="ro1">
          <table:table-cell office:value-type="string" calcext:value-type="string">
            <text:p><text:span text:style-name="T2">POUR UN DESIGN GRAPHIQUE LIBRE</text:span></text:p>
          </table:table-cell>
          <table:table-cell office:value-type="string" calcext:value-type="string">
            <text:p><text:span text:style-name="T7">-</text:span></text:p>
          </table:table-cell>
          <table:table-cell office:value-type="string" calcext:value-type="string">
            <text:p><text:span text:style-name="T7">MÉMOIRE DESIGN GRAPHIQUE, ÉNSAD</text:span></text:p>
          </table:table-cell>
          <table:table-cell office:value-type="string" calcext:value-type="string">
            <text:p><text:span text:style-name="T7">Étienne OZERAY</text:span></text:p>
          </table:table-cell>
          <table:table-cell office:value-type="string" calcext:value-type="string">
            <text:p><text:span text:style-name="T7">-</text:span></text:p>
          </table:table-cell>
          <table:table-cell office:value-type="string" calcext:value-type="string">
            <text:p><text:span text:style-name="T7">▶ NUMÉRIQUE</text:span></text:p>
            <text:p>▶ IMPRIMÉ</text:p>
          </table:table-cell>
          <table:table-cell office:value-type="string" calcext:value-type="string">
            <text:p><text:span text:style-name="T7">2014.09.18</text:span></text:p>
          </table:table-cell>
          <table:table-cell office:value-type="string" calcext:value-type="string">
            <text:p><text:span text:style-name="T7">▶ </text:span><text:span text:style-name="T7"><text:a xlink:href="http://www.etienneozeray.fr/libre-blog/" xlink:type="simple">http://www.etienneozeray.fr/libre-blog/</text:a></text:span></text:p>
            <text:p><text:span text:style-name="T7">▶ </text:span><text:span text:style-name="T7"><text:a xlink:href="http://www.etienneozeray.fr/PourUnDesignGraphiqueLibre_v2.1/PourUnDesignGraphiqueLibre_v2-1_screen.pdf" xlink:type="simple">http://www.etienneozeray.fr/PourUnDesignGraphiqueLibre_v2.1/PourUnDesignGraphiqueLibre_v2-1_screen.pdf</text:a></text:span></text:p>
            <text:p><text:span text:style-name="T7">▶ </text:span><text:span text:style-name="T7"><text:a xlink:href="http://www.etienneozeray.fr/PourUnDesignGraphiqueLibre_v2.1/PourUnDesignGraphiqueLibre_v2-1_print.pdf" xlink:type="simple">http://www.etienneozeray.fr/PourUnDesignGraphiqueLibre_v2.1/PourUnDesignGraphiqueLibre_v2-1_print.pdf</text:a></text:span></text:p>
          </table:table-cell>
        </table:table-row>
        <table:table-row table:style-name="ro1">
          <table:table-cell office:value-type="string" calcext:value-type="string">
            <text:p><text:span text:style-name="T1">CODE X – PREPOSTPRINT</text:span></text:p>
          </table:table-cell>
          <table:table-cell office:value-type="string" calcext:value-type="string">
            <text:p><text:span text:style-name="T7">-</text:span></text:p>
          </table:table-cell>
          <table:table-cell office:value-type="string" calcext:value-type="string">
            <text:p><text:span text:style-name="T7">Le premier numéro du journal « Code X » a été publié à l’occasion du salon de l’édition PrePostPrint du 20-21 octobre 2017 à la Gaîté Lyrique (Paris).</text:span></text:p>
          </table:table-cell>
          <table:table-cell office:value-type="string" calcext:value-type="string">
            <text:p><text:span text:style-name="T7">▶ PREPOSTPRINT</text:span></text:p>
            <text:p>▶ Quentin JUHEL</text:p>
            <text:p>▶ Julie BLANC</text:p>
            <text:p>▶ Bonjour Monde</text:p>
          </table:table-cell>
          <table:table-cell office:value-type="string" calcext:value-type="string">
            <text:p><text:span text:style-name="T7">Éditions HYX</text:span></text:p>
          </table:table-cell>
          <table:table-cell office:value-type="string" calcext:value-type="string">
            <text:p><text:span text:style-name="T9">IMPRIMÉ </text:span></text:p>
          </table:table-cell>
          <table:table-cell office:value-type="string" calcext:value-type="string">
            <text:p><text:span text:style-name="T7">2017.10.20-21</text:span></text:p>
          </table:table-cell>
          <table:table-cell office:value-type="string" calcext:value-type="string">
            <text:p><text:span text:style-name="T7">▶ </text:span><text:span text:style-name="T7"><text:a xlink:href="https://www.editions-hyx.com/fr/code-x" xlink:type="simple">https://www.editions-hyx.com/fr/code-x</text:a></text:span></text:p>
            <text:p><text:span text:style-name="T7">▶ </text:span><text:span text:style-name="T7"><text:a xlink:href="https://gitlab.com/prepostprint/code-x-01" xlink:type="simple">https://gitlab.com/prepostprint/code-x-01</text:a></text:span></text:p>
          </table:table-cell>
        </table:table-row>
        <table:table-row table:style-name="ro1">
          <table:table-cell office:value-type="string" calcext:value-type="string">
            <text:p><text:span text:style-name="T1">OUTILS ET DÉSIRS D'ÉMANCIPATION</text:span></text:p>
          </table:table-cell>
          <table:table-cell office:value-type="string" calcext:value-type="string">
            <text:p><text:span text:style-name="T7">-</text:span></text:p>
          </table:table-cell>
          <table:table-cell office:value-type="string" calcext:value-type="string">
            <text:p><text:span text:style-name="T7">Mémoire de fin d’études sur les contre-cultures. DNSEP Communication graphique</text:span></text:p>
          </table:table-cell>
          <table:table-cell office:value-type="string" calcext:value-type="string">
            <text:p><text:span text:style-name="T7">Quentin JUHEL</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7</text:span></text:p>
          </table:table-cell>
          <table:table-cell office:value-type="string" calcext:value-type="string">
            <text:p><text:a xlink:href="https://juhel-quentin.fr/media/pages/projets/outils-et-desirs-d-emancipation/-1666536507-1588246668/memoire_quentin_juhel.pdf" xlink:type="simple">https://juhel-quentin.fr/media/pages/projets/outils-et-desirs-d-emancipation/-1666536507-1588246668/memoire_quentin_juhel.pdf</text:a></text:p>
          </table:table-cell>
        </table:table-row>
        <table:table-row table:style-name="ro1">
          <table:table-cell office:value-type="string" calcext:value-type="string">
            <text:p><text:span text:style-name="T1">UTOPIE DU LOGICIEL LIBRE</text:span></text:p>
          </table:table-cell>
          <table:table-cell office:value-type="string" calcext:value-type="string">
            <text:p><text:span text:style-name="T7">DU BRICOLAGE INFORMATIQUE À LA RÉ-INVENTION SOCIALE </text:span></text:p>
          </table:table-cell>
          <table:table-cell office:value-type="string" calcext:value-type="string">
            <text:p><text:span text:style-name="T7">-</text:span></text:p>
          </table:table-cell>
          <table:table-cell office:value-type="string" calcext:value-type="string">
            <text:p><text:span text:style-name="T7">Sébastien BROCA</text:span></text:p>
          </table:table-cell>
          <table:table-cell office:value-type="string" calcext:value-type="string">
            <text:p><text:span text:style-name="T7">Le passager clandestin</text:span></text:p>
          </table:table-cell>
          <table:table-cell office:value-type="string" calcext:value-type="string">
            <text:p><text:span text:style-name="T9">IMPRIMÉ </text:span></text:p>
          </table:table-cell>
          <table:table-cell office:value-type="string" calcext:value-type="string">
            <text:p><text:span text:style-name="T7">2018.04</text:span></text:p>
          </table:table-cell>
          <table:table-cell office:value-type="string" calcext:value-type="string">
            <text:p><text:a xlink:href="https://www.lepassagerclandestin.fr/catalogue/essais/utopie-du-logiciel-libre/" xlink:type="simple">https://www.lepassagerclandestin.fr/catalogue/essais/utopie-du-logiciel-libre/</text:a></text:p>
          </table:table-cell>
        </table:table-row>
        <table:table-row table:style-name="ro1">
          <table:table-cell office:value-type="string" calcext:value-type="string">
            <text:p><text:span text:style-name="T1">GRAPHIC DESIGN IN THE POST-DIGITAL AGE</text:span></text:p>
          </table:table-cell>
          <table:table-cell office:value-type="string" calcext:value-type="string">
            <text:p><text:span text:style-name="T7">A SURVEY OF PRACTICES FUELED BY CREATIVE CODING</text:span></text:p>
          </table:table-cell>
          <table:table-cell office:value-type="string" calcext:value-type="string">
            <text:p><text:span text:style-name="T7">-</text:span></text:p>
          </table:table-cell>
          <table:table-cell office:value-type="string" calcext:value-type="string">
            <text:p><text:a xlink:href="https://postdigitalgraphicdesign.com/#credits" xlink:type="simple">https://postdigitalgraphicdesign.com/#credits</text:a></text:p>
          </table:table-cell>
          <table:table-cell office:value-type="string" calcext:value-type="string">
            <text:p><text:span text:style-name="T7">Onomatopee</text:span></text:p>
          </table:table-cell>
          <table:table-cell office:value-type="string" calcext:value-type="string">
            <text:p><text:span text:style-name="T7">IMPRIMÉ </text:span></text:p>
          </table:table-cell>
          <table:table-cell office:value-type="string" calcext:value-type="string">
            <text:p><text:span text:style-name="T7">2022</text:span></text:p>
          </table:table-cell>
          <table:table-cell office:value-type="string" calcext:value-type="string">
            <text:p><text:a xlink:href="https://www.postdigitalgraphicdesign.com/" xlink:type="simple">https://www.postdigitalgraphicdesign.com/</text:a></text:p>
          </table:table-cell>
        </table:table-row>
        <table:table-row table:style-name="ro1">
          <table:table-cell office:value-type="string" calcext:value-type="string">
            <text:p><text:span text:style-name="T1">CULTURE LIBRE ET TYPOGRAPHIE</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 Étienne OZERAY</text:span></text:p>
            <text:p>▶ Antoine GELGO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table:style-name="Sheet0_cell3" office:value-type="string" calcext:value-type="string">
            <text:p><text:span text:style-name="T7">2014</text:span></text:p>
          </table:table-cell>
          <table:table-cell office:value-type="string" calcext:value-type="string">
            <text:p><text:a xlink:href="http://www.etienneozeray.fr/datas/CultureLibreTypographie_AntoineGelgon-EtienneOzeray.pdf" xlink:type="simple">http://www.etienneozeray.fr/datas/CultureLibreTypographie_AntoineGelgon-EtienneOzeray.pdf</text:a></text:p>
          </table:table-cell>
        </table:table-row>
        <table:table-row table:style-name="ro1">
          <table:table-cell office:value-type="string" calcext:value-type="string">
            <text:p><text:span text:style-name="T1">FLOSS MANUAL - FONTES LIBRES</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Floss Manuals francophone</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text:span></text:p>
          </table:table-cell>
          <table:table-cell office:value-type="string" calcext:value-type="string">
            <text:p><text:a xlink:href="https://fr.flossmanuals.net/fontes-libres/introduction/" xlink:type="simple">https://fr.flossmanuals.net/fontes-libres/introduction/</text:a></text:p>
          </table:table-cell>
        </table:table-row>
        <table:table-row table:style-name="ro1">
          <table:table-cell office:value-type="string" calcext:value-type="string">
            <text:p><text:span text:style-name="T2">L'EVE FUTURE - SPÉCIMENS DE FONTES LIBRES</text:span></text:p>
          </table:table-cell>
          <table:table-cell office:value-type="string" calcext:value-type="string">
            <text:p><text:span text:style-name="T7">UN GUIDE TYPOGRAPHIQUE OPEN-SOURCE</text:span></text:p>
          </table:table-cell>
          <table:table-cell office:value-type="string" calcext:value-type="string">
            <text:p><text:span text:style-name="T7">Workshop à le HEAD (Haute Ecole d’Art et de Design de Genève)</text:span></text:p>
            <text:p/>
          </table:table-cell>
          <table:table-cell office:value-type="string" calcext:value-type="string">
            <text:p><text:span text:style-name="T7">Manuel SCHMALSTIEG</text:span></text:p>
          </table:table-cell>
          <table:table-cell office:value-type="string" calcext:value-type="string">
            <text:p><text:span text:style-name="T7">Greyscale Press</text:span></text:p>
          </table:table-cell>
          <table:table-cell office:value-type="string" calcext:value-type="string">
            <text:p><text:span text:style-name="T9">IMPRIMÉ </text:span></text:p>
          </table:table-cell>
          <table:table-cell office:value-type="string" calcext:value-type="string">
            <text:p><text:span text:style-name="T7">2013.02</text:span></text:p>
          </table:table-cell>
          <table:table-cell office:value-type="string" calcext:value-type="string">
            <text:p><text:a xlink:href="https://greyscalepress.com/books/eve-future-specimens-de-fontes-libres/" xlink:type="simple">https://greyscalepress.com/books/eve-future-specimens-de-fontes-libres/</text:a></text:p>
          </table:table-cell>
        </table:table-row>
        <table:table-row table:style-name="ro1">
          <table:table-cell office:value-type="string" calcext:value-type="string">
            <text:p><text:span text:style-name="T1">NO-ONE STARTS FROM SCRATCH</text:span></text:p>
          </table:table-cell>
          <table:table-cell office:value-type="string" calcext:value-type="string">
            <text:p><text:span text:style-name="T8">TYPE DESIGN AND THE LOGIC OF THE FORK</text:span></text:p>
          </table:table-cell>
          <table:table-cell office:value-type="string" calcext:value-type="string">
            <text:p><text:span text:style-name="T7">I like tight pants and mathematics (Eric Schrijver)</text:span></text:p>
          </table:table-cell>
          <table:table-cell office:value-type="string" calcext:value-type="string">
            <text:p><text:span text:style-name="T7">Habitus</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3</text:span></text:p>
          </table:table-cell>
          <table:table-cell office:value-type="string" calcext:value-type="string">
            <text:p><text:a xlink:href="https://i.liketightpants.net/and/no-one-starts-from-scratch-type-design-and-the-logic-of-the-fork" xlink:type="simple">https://i.liketightpants.net/and/no-one-starts-from-scratch-type-design-and-the-logic-of-the-fork</text:a></text:p>
          </table:table-cell>
        </table:table-row>
        <table:table-row table:style-name="ro1">
          <table:table-cell office:value-type="string" calcext:value-type="string">
            <text:p><text:span text:style-name="T1">LIBÉRONS L’INFORMATIQUE !</text:span></text:p>
          </table:table-cell>
          <table:table-cell office:value-type="string" calcext:value-type="string">
            <text:p><text:span text:style-name="T7">-</text:span></text:p>
          </table:table-cell>
          <table:table-cell office:value-type="string" calcext:value-type="string">
            <text:p><text:span text:style-name="T7">MÉMOIRE DSAA ENSAAMA</text:span></text:p>
          </table:table-cell>
          <table:table-cell office:value-type="string" calcext:value-type="string">
            <text:p><text:span text:style-name="T7">Xavier KLEIN</text:span></text:p>
          </table:table-cell>
          <table:table-cell office:value-type="string" calcext:value-type="string">
            <text:p><text:span text:style-name="T7">-</text:span></text:p>
          </table:table-cell>
          <table:table-cell office:value-type="string" calcext:value-type="string">
            <text:p><text:span text:style-name="T7">▶ NUMÉRIQUE</text:span></text:p>
            <text:p>▶ IMPRIMÉ</text:p>
          </table:table-cell>
          <table:table-cell office:value-type="string" calcext:value-type="string">
            <text:p><text:span text:style-name="T7">2013</text:span></text:p>
          </table:table-cell>
          <table:table-cell office:value-type="string" calcext:value-type="string">
            <text:p><text:a xlink:href="http://xavorklein.free.fr/liberonsinformatique_xk.pdf" xlink:type="simple">http://xavorklein.free.fr/liberonsinformatique_xk.pdf</text:a></text:p>
          </table:table-cell>
        </table:table-row>
        <table:table-row table:style-name="ro1">
          <table:table-cell office:value-type="string" calcext:value-type="string">
            <text:p><text:span text:style-name="T1">CODING FREEDOM </text:span></text:p>
          </table:table-cell>
          <table:table-cell office:value-type="string" calcext:value-type="string">
            <text:p><text:span text:style-name="T7">THE ETHICS AND AESTHETICS OF HACKING</text:span></text:p>
          </table:table-cell>
          <table:table-cell office:value-type="string" calcext:value-type="string">
            <text:p><text:span text:style-name="T7">-</text:span></text:p>
          </table:table-cell>
          <table:table-cell office:value-type="string" calcext:value-type="string">
            <text:p><text:span text:style-name="T7">E. Gabriella COLEMAN</text:span></text:p>
          </table:table-cell>
          <table:table-cell office:value-type="string" calcext:value-type="string">
            <text:p><text:span text:style-name="T7">Princeton University Press</text:span></text:p>
          </table:table-cell>
          <table:table-cell office:value-type="string" calcext:value-type="string">
            <text:p><text:span text:style-name="T7">▶ NUMÉRIQUE</text:span></text:p>
            <text:p>▶ IMPRIMÉ</text:p>
          </table:table-cell>
          <table:table-cell office:value-type="string" calcext:value-type="string">
            <text:p><text:span text:style-name="T7">2013</text:span></text:p>
          </table:table-cell>
          <table:table-cell office:value-type="string" calcext:value-type="string">
            <text:p><text:a xlink:href="https://gabriellacoleman.org/Coleman-Coding-Freedom.pdf" xlink:type="simple">https://gabriellacoleman.org/Coleman-Coding-Freedom.pdf</text:a></text:p>
          </table:table-cell>
        </table:table-row>
        <table:table-row table:style-name="ro1">
          <table:table-cell office:value-type="string" calcext:value-type="string">
            <text:p><text:span text:style-name="T1">HACKING CAPITALISM</text:span></text:p>
          </table:table-cell>
          <table:table-cell office:value-type="string" calcext:value-type="string">
            <text:p><text:span text:style-name="T7">THE FREE AND OPEN SOURCE SOFTWARE MOVEMENT</text:span></text:p>
          </table:table-cell>
          <table:table-cell office:value-type="string" calcext:value-type="string">
            <text:p><text:span text:style-name="T7">-</text:span></text:p>
          </table:table-cell>
          <table:table-cell office:value-type="string" calcext:value-type="string">
            <text:p><text:span text:style-name="T7">Johan SÖDERBERG</text:span></text:p>
          </table:table-cell>
          <table:table-cell office:value-type="string" calcext:value-type="string">
            <text:p><text:span text:style-name="T7">Routledge</text:span></text:p>
          </table:table-cell>
          <table:table-cell office:value-type="string" calcext:value-type="string">
            <text:p><text:span text:style-name="T7">IMPRIMÉ </text:span></text:p>
          </table:table-cell>
          <table:table-cell office:value-type="string" calcext:value-type="string">
            <text:p><text:span text:style-name="T7">2008</text:span></text:p>
          </table:table-cell>
          <table:table-cell office:value-type="string" calcext:value-type="string">
            <text:p><text:span text:style-name="T7">-</text:span></text:p>
          </table:table-cell>
        </table:table-row>
        <table:table-row table:style-name="ro1">
          <table:table-cell office:value-type="string" calcext:value-type="string">
            <text:p><text:span text:style-name="T1">COPYRIGHTS AND COPYWRONGS</text:span></text:p>
          </table:table-cell>
          <table:table-cell office:value-type="string" calcext:value-type="string">
            <text:p><text:span text:style-name="T7">THE RISE OF INTELLECTUAL PROPERTY AND HOW IT THREATENS CREATIVITY</text:span></text:p>
          </table:table-cell>
          <table:table-cell office:value-type="string" calcext:value-type="string">
            <text:p><text:span text:style-name="T7">-</text:span></text:p>
          </table:table-cell>
          <table:table-cell office:value-type="string" calcext:value-type="string">
            <text:p><text:span text:style-name="T7">Siva VAIDHYANATHAN</text:span></text:p>
          </table:table-cell>
          <table:table-cell office:value-type="string" calcext:value-type="string">
            <text:p><text:span text:style-name="T7">New York University Press</text:span></text:p>
          </table:table-cell>
          <table:table-cell office:value-type="string" calcext:value-type="string">
            <text:p><text:span text:style-name="T7">IMPRIMÉ </text:span></text:p>
          </table:table-cell>
          <table:table-cell office:value-type="string" calcext:value-type="string">
            <text:p><text:span text:style-name="T7">2001</text:span></text:p>
          </table:table-cell>
          <table:table-cell office:value-type="string" calcext:value-type="string">
            <text:p><text:span text:style-name="T7">-</text:span></text:p>
          </table:table-cell>
        </table:table-row>
        <table:table-row table:style-name="ro1">
          <table:table-cell office:value-type="string" calcext:value-type="string">
            <text:p><text:span text:style-name="T1">THE COLLABORATIVE INTEGRITY OF OPEN- SOURCE SOFTWARE</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Greg R. VETTER</text:span></text:p>
          </table:table-cell>
          <table:table-cell office:value-type="string" calcext:value-type="string">
            <text:p><text:span text:style-name="T7">Utah Law Review</text:span></text:p>
          </table:table-cell>
          <table:table-cell office:value-type="string" calcext:value-type="string">
            <text:p><text:span text:style-name="T7">▶ NUMÉRIQUE</text:span></text:p>
            <text:p>▶ IMPRIMÉ</text:p>
          </table:table-cell>
          <table:table-cell office:value-type="string" calcext:value-type="string">
            <text:p><text:span text:style-name="T7">2004</text:span></text:p>
          </table:table-cell>
          <table:table-cell office:value-type="string" calcext:value-type="string">
            <text:p><text:a xlink:href="https://www.law.uh.edu/faculty/gvetter/documents/Vetter.CollaborativeIntegrityOfOpenSourceSoftware_8.22.2004.pdf" xlink:type="simple">https://www.law.uh.edu/faculty/gvetter/documents/Vetter.CollaborativeIntegrityOfOpenSourceSoftware_8.22.2004.pdf</text:a></text:p>
          </table:table-cell>
        </table:table-row>
        <table:table-row table:style-name="ro1">
          <table:table-cell office:value-type="string" calcext:value-type="string">
            <text:p><text:span text:style-name="T1">MANIFESTE POUR UNE CRÉATION ARTISTIQUE LIBRE DANS UN INTERNET LIBRE</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Roberto DI COSMO</text:span></text:p>
          </table:table-cell>
          <table:table-cell office:value-type="string" calcext:value-type="string">
            <text:p><text:span text:style-name="T7">Broché</text:span></text:p>
          </table:table-cell>
          <table:table-cell office:value-type="string" calcext:value-type="string">
            <text:p><text:span text:style-name="T7">▶ NUMÉRIQUE</text:span></text:p>
            <text:p>▶ IMPRIMÉ</text:p>
          </table:table-cell>
          <table:table-cell office:value-type="string" calcext:value-type="string">
            <text:p><text:span text:style-name="T7">2011</text:span></text:p>
          </table:table-cell>
          <table:table-cell office:value-type="string" calcext:value-type="string">
            <text:p><text:a xlink:href="https://dicosmo.org/Books/ConcaveRepartition.pdf" xlink:type="simple">https://dicosmo.org/Books/ConcaveRepartition.pdf</text:a></text:p>
          </table:table-cell>
        </table:table-row>
        <table:table-row table:style-name="ro1">
          <table:table-cell office:value-type="string" calcext:value-type="string">
            <text:p><text:span text:style-name="T1">THE GNU MANIFESTO</text:span></text:p>
            <text:p>LE MANIFESTE GNU</text:p>
          </table:table-cell>
          <table:table-cell office:value-type="string" calcext:value-type="string">
            <text:p><text:span text:style-name="T7">-</text:span></text:p>
          </table:table-cell>
          <table:table-cell office:value-type="string" calcext:value-type="string">
            <text:p><text:span text:style-name="T7">Richard Stallman a écrit le Manifeste GNU pour exprimer sa vision et sa philosophie concernant le logiciel libre et pour lancer le projet GNU qui visait à développer un système d'exploitation entièrement libre.</text:span></text:p>
          </table:table-cell>
          <table:table-cell office:value-type="string" calcext:value-type="string">
            <text:p><text:span text:style-name="T7">Richard STALLMANN</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1985</text:span></text:p>
            <text:p>1999 (Traduction Française)</text:p>
          </table:table-cell>
          <table:table-cell office:value-type="string" calcext:value-type="string">
            <text:p><text:span text:style-name="T7">▶ </text:span><text:span text:style-name="T7"><text:a xlink:href="https://www.gnu.org/gnu/manifesto.html" xlink:type="simple">https://www.gnu.org/gnu/manifesto.html</text:a></text:span></text:p>
            <text:p><text:span text:style-name="T7">▶ </text:span><text:span text:style-name="T7"><text:a xlink:href="https://www.gnu.org/gnu/manifesto.en.html" xlink:type="simple">https://www.gnu.org/gnu/manifesto.en.html</text:a></text:span></text:p>
          </table:table-cell>
        </table:table-row>
        <table:table-row table:style-name="ro1">
          <table:table-cell office:value-type="string" calcext:value-type="string">
            <text:p><text:span text:style-name="T1">CAUSE COMMUNE</text:span></text:p>
          </table:table-cell>
          <table:table-cell office:value-type="string" calcext:value-type="string">
            <text:p><text:span text:style-name="T7">L’INFORMATION ENTRE BIEN COMMUN ET PROPRIÉTÉ</text:span></text:p>
          </table:table-cell>
          <table:table-cell office:value-type="string" calcext:value-type="string">
            <text:p><text:span text:style-name="T7">-</text:span></text:p>
          </table:table-cell>
          <table:table-cell office:value-type="string" calcext:value-type="string">
            <text:p><text:span text:style-name="T7">Philippe AIGRAIN</text:span></text:p>
          </table:table-cell>
          <table:table-cell office:value-type="string" calcext:value-type="string">
            <text:p><text:span text:style-name="T7">Fayard </text:span></text:p>
          </table:table-cell>
          <table:table-cell office:value-type="string" calcext:value-type="string">
            <text:p><text:span text:style-name="T7">▶ NUMÉRIQUE</text:span></text:p>
            <text:p>▶ IMPRIMÉ</text:p>
          </table:table-cell>
          <table:table-cell office:value-type="string" calcext:value-type="string">
            <text:p><text:span text:style-name="T7">2005</text:span></text:p>
          </table:table-cell>
          <table:table-cell office:value-type="string" calcext:value-type="string">
            <text:p><text:a xlink:href="http://grit-transversales.org/IMG/pdf/Causecommune-CC-By-NC-ND.pdf" xlink:type="simple">http://grit-transversales.org/IMG/pdf/Causecommune-CC-By-NC-ND.pdf</text:a></text:p>
          </table:table-cell>
        </table:table-row>
        <table:table-row table:style-name="ro1">
          <table:table-cell office:value-type="string" calcext:value-type="string">
            <text:p><text:span text:style-name="T1">DU BON USAGE DE LA PIRATERIE</text:span></text:p>
          </table:table-cell>
          <table:table-cell office:value-type="string" calcext:value-type="string">
            <text:p><text:span text:style-name="T8">CULTURE LIBRE, SCIENCES OUVERTES</text:span></text:p>
          </table:table-cell>
          <table:table-cell office:value-type="string" calcext:value-type="string">
            <text:p><text:span text:style-name="T7">-</text:span></text:p>
          </table:table-cell>
          <table:table-cell office:value-type="string" calcext:value-type="string">
            <text:p><text:span text:style-name="T7">Florent LATRIVE</text:span></text:p>
          </table:table-cell>
          <table:table-cell office:value-type="string" calcext:value-type="string">
            <text:p><text:span text:style-name="T7">La Découverte</text:span></text:p>
          </table:table-cell>
          <table:table-cell office:value-type="string" calcext:value-type="string">
            <text:p><text:span text:style-name="T7">IMPRIMÉ </text:span></text:p>
          </table:table-cell>
          <table:table-cell office:value-type="string" calcext:value-type="string">
            <text:p><text:span text:style-name="T7">2004</text:span></text:p>
          </table:table-cell>
          <table:table-cell office:value-type="string" calcext:value-type="string">
            <text:p><text:span text:style-name="T7">-</text:span></text:p>
          </table:table-cell>
        </table:table-row>
        <table:table-row table:style-name="ro1">
          <table:table-cell office:value-type="string" calcext:value-type="string">
            <text:p><text:span text:style-name="T1">L'ÉTHIQUE HACKER</text:span></text:p>
          </table:table-cell>
          <table:table-cell office:value-type="string" calcext:value-type="string">
            <text:p><text:span text:style-name="T9">ET L'ESPRIT DE L'ÈRE DE L'INFORMATION </text:span></text:p>
          </table:table-cell>
          <table:table-cell office:value-type="string" calcext:value-type="string">
            <text:p><text:span text:style-name="T7">Prologue de Linus Torvalds (créateur noyau Linux)</text:span></text:p>
            <text:p>Épilogue Manuel Castells</text:p>
          </table:table-cell>
          <table:table-cell office:value-type="string" calcext:value-type="string">
            <text:p><text:span text:style-name="T7">Pekka HIMANEN</text:span></text:p>
          </table:table-cell>
          <table:table-cell office:value-type="string" calcext:value-type="string">
            <text:p><text:span text:style-name="T14">Éditions Exils </text:span><text:span text:style-name="T14"><text:a xlink:href="http://www.editions-exils.fr/" xlink:type="simple">http://www.editions-exils.fr/</text:a></text:span></text:p>
          </table:table-cell>
          <table:table-cell office:value-type="string" calcext:value-type="string">
            <text:p><text:span text:style-name="T7">IMPRIMÉ </text:span></text:p>
          </table:table-cell>
          <table:table-cell office:value-type="string" calcext:value-type="string">
            <text:p><text:span text:style-name="T7">2001</text:span></text:p>
          </table:table-cell>
          <table:table-cell office:value-type="string" calcext:value-type="string">
            <text:p><text:span text:style-name="T7">-</text:span></text:p>
          </table:table-cell>
        </table:table-row>
        <table:table-row table:style-name="ro1">
          <table:table-cell office:value-type="string" calcext:value-type="string">
            <text:p><text:span text:style-name="T2">RICHARD STALLMAN ET LA RÉVOLUTION DU LOGICIEL LIBRE</text:span></text:p>
          </table:table-cell>
          <table:table-cell office:value-type="string" calcext:value-type="string">
            <text:p><text:span text:style-name="T7">-</text:span></text:p>
          </table:table-cell>
          <table:table-cell office:value-type="string" calcext:value-type="string">
            <text:p><text:span text:style-name="T7">Cet ouvrage s'inscrit dans le projet Framabook du réseau Framasoft pour la diffusion du logiciel libre auprès d’un large public</text:span></text:p>
          </table:table-cell>
          <table:table-cell office:value-type="string" calcext:value-type="string">
            <text:p><text:span text:style-name="T7">▶ Sam WILLIAMS</text:span></text:p>
            <text:p>▶ Christophe MASUTTI</text:p>
            <text:p>▶ Richard STALLMAN</text:p>
          </table:table-cell>
          <table:table-cell office:value-type="string" calcext:value-type="string">
            <text:p><text:span text:style-name="T7">Éditions Eyrolles (Collection Accès libre)</text:span></text:p>
          </table:table-cell>
          <table:table-cell office:value-type="string" calcext:value-type="string">
            <text:p><text:span text:style-name="T7">▶ NUMÉRIQUE</text:span></text:p>
            <text:p>▶ IMPRIMÉ</text:p>
          </table:table-cell>
          <table:table-cell office:value-type="string" calcext:value-type="string">
            <text:p><text:span text:style-name="T7">2013.14.03</text:span></text:p>
          </table:table-cell>
          <table:table-cell office:value-type="string" calcext:value-type="string">
            <text:p><text:span text:style-name="T7">▶ </text:span><text:span text:style-name="T7"><text:a xlink:href="https://www.editions-eyrolles.com/Livre/9782212136357/richard-stallman-et-la-revolution-du-logiciel-libre" xlink:type="simple">https://www.editions-eyrolles.com/Livre/9782212136357/richard-stallman-et-la-revolution-du-logiciel-libre</text:a></text:span></text:p>
            <text:p><text:span text:style-name="T7">▶ </text:span><text:span text:style-name="T7"><text:a xlink:href="https://www.dailymotion.com/playlist/x17fc9" xlink:type="simple">https://www.dailymotion.com/playlist/x17fc9</text:a></text:span></text:p>
          </table:table-cell>
        </table:table-row>
        <table:table-row table:style-name="ro1">
          <table:table-cell office:value-type="string" calcext:value-type="string">
            <text:p><text:span text:style-name="T2">HTML SAUCE COCKTAIL, SAUCE À PART</text:span></text:p>
          </table:table-cell>
          <table:table-cell office:value-type="string" calcext:value-type="string">
            <text:p><text:span text:style-name="T7">-</text:span></text:p>
          </table:table-cell>
          <table:table-cell office:value-type="string" calcext:value-type="string">
            <text:p><text:span text:style-name="T7">Ce texte a été initialement écrit pour la revue Back Office. Pour des raisons de format, il n’y sera pas publié, mais nous sommes heureux de le partager ici avec vous dans sa version longue.</text:span></text:p>
          </table:table-cell>
          <table:table-cell office:value-type="string" calcext:value-type="string">
            <text:p><text:span text:style-name="T7">▶ OPEN SOURCE PUBLISHING</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7.02.15</text:span></text:p>
          </table:table-cell>
          <table:table-cell office:value-type="string" calcext:value-type="string">
            <text:p><text:a xlink:href="http://ospublish.constantvzw.org/blog/news/html-sauce-cocktail-sauce-a-part/" xlink:type="simple">http://ospublish.constantvzw.org/blog/news/html-sauce-cocktail-sauce-a-part/</text:a></text:p>
          </table:table-cell>
        </table:table-row>
        <table:table-row table:style-name="ro1">
          <table:table-cell office:value-type="string" calcext:value-type="string">
            <text:p><text:span text:style-name="T1">BRASS → PRINT TOOL V1</text:span></text:p>
          </table:table-cell>
          <table:table-cell office:value-type="string" calcext:value-type="string">
            <text:p><text:span text:style-name="T7">-</text:span></text:p>
          </table:table-cell>
          <table:table-cell office:value-type="string" calcext:value-type="string">
            <text:p><text:span text:style-name="T7">Outil développé par La Villa Hermosa dans le cadre de la conception de l’identité visuelle du BRASS</text:span></text:p>
          </table:table-cell>
          <table:table-cell office:value-type="string" calcext:value-type="string">
            <text:p><text:span text:style-name="T7">▶ LA VILLA HERMOSA</text:span></text:p>
            <text:p>▶ Pierre-Philippe DUCHÂTELET</text:p>
            <text:p>▶ Lionel MAES</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5.04.03</text:span></text:p>
          </table:table-cell>
          <table:table-cell office:value-type="string" calcext:value-type="string">
            <text:p><text:a xlink:href="http://blog.lavillahermosa.com/brass-→-print-tool-v1/" xlink:type="simple">http://blog.lavillahermosa.com/brass-%E2%86%92-print-tool-v1/</text:a></text:p>
          </table:table-cell>
        </table:table-row>
        <table:table-row table:style-name="ro1">
          <table:table-cell office:value-type="string" calcext:value-type="string">
            <text:p><text:span text:style-name="T2">DESIGNING FOR PRINT WITH CSS</text:span></text:p>
            <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Rachel ANDREW</text:span></text:p>
          </table:table-cell>
          <table:table-cell office:value-type="string" calcext:value-type="string">
            <text:p><text:span text:style-name="T7">SMASHING MAGAZINE </text:span></text:p>
            <text:p/>
          </table:table-cell>
          <table:table-cell office:value-type="string" calcext:value-type="string">
            <text:p><text:span text:style-name="T7">NUMÉRIQUE</text:span></text:p>
          </table:table-cell>
          <table:table-cell office:value-type="string" calcext:value-type="string">
            <text:p><text:span text:style-name="T7">2015.01.07</text:span></text:p>
          </table:table-cell>
          <table:table-cell office:value-type="string" calcext:value-type="string">
            <text:p><text:a xlink:href="https://www.smashingmagazine.com/2015/01/designing-for-print-with-css/" xlink:type="simple">https://www.smashingmagazine.com/2015/01/designing-for-print-with-css/</text:a></text:p>
          </table:table-cell>
        </table:table-row>
        <table:table-row table:style-name="ro1">
          <table:table-cell office:value-type="string" calcext:value-type="string">
            <text:p><text:span text:style-name="T2">CODER LE MONDE</text:span></text:p>
            <text:p/>
          </table:table-cell>
          <table:table-cell office:value-type="string" calcext:value-type="string">
            <text:p><text:span text:style-name="T7">-</text:span></text:p>
          </table:table-cell>
          <table:table-cell office:value-type="string" calcext:value-type="string">
            <text:p><text:span text:style-name="T7">Catalogue de l’exposition au Centre Pompidou </text:span></text:p>
          </table:table-cell>
          <table:table-cell office:value-type="string" calcext:value-type="string">
            <text:p><text:span text:style-name="T7">▶ Moreno ANDREATTA</text:span></text:p>
            <text:p>▶ Emmanuel CYRIAQUE</text:p>
            <text:p>▶ Camille LENGLOIS</text:p>
            <text:p>▶ Frédéric MIGAYROU</text:p>
            <text:p>▶ Olivier ZEITOUN</text:p>
          </table:table-cell>
          <table:table-cell office:value-type="string" calcext:value-type="string">
            <text:p><text:span text:style-name="T7">▶ Éditions HYX</text:span></text:p>
            <text:p>▶ Éditions du Centre Pompidou</text:p>
          </table:table-cell>
          <table:table-cell office:value-type="string" calcext:value-type="string">
            <text:p><text:span text:style-name="T7">IMPRIMÉ </text:span></text:p>
          </table:table-cell>
          <table:table-cell office:value-type="string" calcext:value-type="string">
            <text:p><text:span text:style-name="T7">2018</text:span></text:p>
          </table:table-cell>
          <table:table-cell office:value-type="string" calcext:value-type="string">
            <text:p><text:span text:style-name="T7">▶ </text:span><text:span text:style-name="T7"><text:a xlink:href="https://boutique.centrepompidou.fr/fr/product/33-coder-le-monde-catalogue-de-lexposition.html" xlink:type="simple">https://boutique.centrepompidou.fr/fr/product/33-coder-le-monde-catalogue-de-lexposition.html</text:a></text:span></text:p>
            <text:p><text:span text:style-name="T7">▶ </text:span><text:span text:style-name="T7"><text:a xlink:href="https://www.editions-hyx.com/fr/coder-le-monde" xlink:type="simple">https://www.editions-hyx.com/fr/coder-le-monde</text:a></text:span></text:p>
            <text:p><text:span text:style-name="T7">▶ </text:span><text:span text:style-name="T7"><text:a xlink:href="https://www.editions-hyx.com/sites/default/files/public/media/clm_nombres.pdf" xlink:type="simple">https://www.editions-hyx.com/sites/default/files/public/media/clm_nombres.pdf</text:a></text:span></text:p>
          </table:table-cell>
        </table:table-row>
        <table:table-row table:style-name="ro1">
          <table:table-cell office:value-type="string" calcext:value-type="string">
            <text:p><text:span text:style-name="T2">IMPRIMER LE MONDE</text:span></text:p>
            <text:p/>
          </table:table-cell>
          <table:table-cell office:value-type="string" calcext:value-type="string">
            <text:p><text:span text:style-name="T7">-</text:span></text:p>
          </table:table-cell>
          <table:table-cell office:value-type="string" calcext:value-type="string">
            <text:p><text:span text:style-name="T7">Catalogue de l’exposition au Centre Pompidou </text:span></text:p>
          </table:table-cell>
          <table:table-cell office:value-type="string" calcext:value-type="string">
            <text:p><text:span text:style-name="T7">▶ Marie-Ange BRAYER</text:span></text:p>
            <text:p>▶ Olivier ZEITOUN</text:p>
            <text:p>▶ Camille BOSQUÉ</text:p>
            <text:p>▶ Christian GIRARD</text:p>
            <text:p>▶ Mario CARPO</text:p>
            <text:p>▶ Sophie FÉTRO</text:p>
          </table:table-cell>
          <table:table-cell office:value-type="string" calcext:value-type="string">
            <text:p><text:span text:style-name="T7">▶ Éditions HYX</text:span></text:p>
            <text:p>▶ Éditions du Centre Pompidou</text:p>
          </table:table-cell>
          <table:table-cell office:value-type="string" calcext:value-type="string">
            <text:p><text:span text:style-name="T7">IMPRIMÉ </text:span></text:p>
          </table:table-cell>
          <table:table-cell office:value-type="string" calcext:value-type="string">
            <text:p><text:span text:style-name="T7">2017</text:span></text:p>
          </table:table-cell>
          <table:table-cell office:value-type="string" calcext:value-type="string">
            <text:p><text:span text:style-name="T7">▶ </text:span><text:span text:style-name="T7"><text:a xlink:href="https://www.editions-hyx.com/fr/imprimer-le-monde-0" xlink:type="simple">https://www.editions-hyx.com/fr/imprimer-le-monde-0</text:a></text:span></text:p>
            <text:p><text:span text:style-name="T7">▶ </text:span><text:span text:style-name="T7"><text:a xlink:href="https://boutique.centrepompidou.fr/fr/product/29-imprimer-le-monde-catalogue-de-lexposition.html?_ga=2.70374480.1913697793.1679647749-968036797.1679647749" xlink:type="simple">https://boutique.centrepompidou.fr/fr/product/29-imprimer-le-monde-catalogue-de-lexposition.html?_ga=2.70374480.1913697793.1679647749-968036797.1679647749</text:a></text:span></text:p>
          </table:table-cell>
        </table:table-row>
        <table:table-row table:style-name="ro1">
          <table:table-cell office:value-type="string" calcext:value-type="string">
            <text:p><text:span text:style-name="T1">DÉGOOGLISONS INTERNET</text:span></text:p>
          </table:table-cell>
          <table:table-cell office:value-type="string" calcext:value-type="string">
            <text:p><text:span text:style-name="T7">Notre (modeste) plan de libération du monde</text:span></text:p>
          </table:table-cell>
          <table:table-cell office:value-type="string" calcext:value-type="string">
            <text:p><text:span text:style-name="T7">-</text:span></text:p>
          </table:table-cell>
          <table:table-cell office:value-type="string" calcext:value-type="string">
            <text:p><text:span text:style-name="T7">Framasoft</text:span></text:p>
          </table:table-cell>
          <table:table-cell office:value-type="string" calcext:value-type="string">
            <text:p><text:span text:style-name="T7">Framablog</text:span></text:p>
          </table:table-cell>
          <table:table-cell office:value-type="string" calcext:value-type="string">
            <text:p><text:span text:style-name="T7">NUMÉRIQUE</text:span></text:p>
          </table:table-cell>
          <table:table-cell office:value-type="string" calcext:value-type="string">
            <text:p><text:span text:style-name="T7">2014.10.07</text:span></text:p>
          </table:table-cell>
          <table:table-cell office:value-type="string" calcext:value-type="string">
            <text:p><text:a xlink:href="https://framablog.org/2014/10/07/degooglisons-internet/" xlink:type="simple">https://framablog.org/2014/10/07/degooglisons-internet/</text:a></text:p>
          </table:table-cell>
        </table:table-row>
        <table:table-row table:style-name="ro1">
          <table:table-cell office:value-type="string" calcext:value-type="string">
            <text:p><text:span text:style-name="T2">CODE IS LAW</text:span></text:p>
            <text:p>LE CODE FAIT LOI</text:p>
          </table:table-cell>
          <table:table-cell office:value-type="string" calcext:value-type="string">
            <text:p><text:span text:style-name="T7">ON LIBERTY IN CYBERSPACE</text:span></text:p>
            <text:p>DE LA LIBERTÉ DANS LE CYBERESPACE</text:p>
          </table:table-cell>
          <table:table-cell office:value-type="string" calcext:value-type="string">
            <text:p><text:span text:style-name="T7">-</text:span></text:p>
          </table:table-cell>
          <table:table-cell office:value-type="string" calcext:value-type="string">
            <text:p><text:span text:style-name="T7">Lawrence LESSIG </text:span></text:p>
            <text:p>(traduction par Framasoft)</text:p>
          </table:table-cell>
          <table:table-cell office:value-type="string" calcext:value-type="string">
            <text:p><text:span text:style-name="T7">▶ Harvard Magazine </text:span></text:p>
            <text:p>▶ Framablog</text:p>
          </table:table-cell>
          <table:table-cell office:value-type="string" calcext:value-type="string">
            <text:p><text:span text:style-name="T7">▶ NUMÉRIQUE</text:span></text:p>
            <text:p>▶ IMPRIMÉ</text:p>
          </table:table-cell>
          <table:table-cell office:value-type="string" calcext:value-type="string">
            <text:p><text:span text:style-name="T7">2000.01</text:span></text:p>
          </table:table-cell>
          <table:table-cell office:value-type="string" calcext:value-type="string">
            <text:p><text:span text:style-name="T7">▶ </text:span><text:span text:style-name="T7"><text:a xlink:href="https://www.harvardmagazine.com/2000/01/code-is-law-html" xlink:type="simple">https://www.harvardmagazine.com/2000/01/code-is-law-html</text:a></text:span></text:p>
            <text:p><text:span text:style-name="T7">▶ </text:span><text:span text:style-name="T7"><text:a xlink:href="https://framablog.org/2010/05/22/code-is-law-lessig/" xlink:type="simple">https://framablog.org/2010/05/22/code-is-law-lessig/</text:a></text:span></text:p>
          </table:table-cell>
        </table:table-row>
        <table:table-row table:style-name="ro1">
          <table:table-cell office:value-type="string" calcext:value-type="string">
            <text:p><text:span text:style-name="T2">BACK OFFICE N</text:span><text:span text:style-name="T3">°</text:span><text:span text:style-name="T4">1</text:span><text:span text:style-name="T5"> - </text:span><text:span text:style-name="T4">DESIGN GRAPHIQUE ET PRATIQUES NUMERIQUES</text:span></text:p>
          </table:table-cell>
          <table:table-cell office:value-type="string" calcext:value-type="string">
            <text:p><text:span text:style-name="T7">FAIRE AVEC</text:span></text:p>
            <text:p/>
          </table:table-cell>
          <table:table-cell office:value-type="string" calcext:value-type="string">
            <text:p><text:span text:style-name="T7">-</text:span></text:p>
          </table:table-cell>
          <table:table-cell office:value-type="string" calcext:value-type="string">
            <text:p><text:span text:style-name="T7">▶ Frank ADEBIAYE</text:span></text:p>
            <text:p>▶ Bernard BAISSAIT</text:p>
            <text:p>▶ Raphaël BASTIDE</text:p>
            <text:p>▶ Thomas BOUVILLE</text:p>
            <text:p>▶ Manon BRUET</text:p>
            <text:p>▶ Léo COQUET</text:p>
            <text:p>▶ Aymeric DUTHEIL</text:p>
            <text:p>▶ Sophie FÉTRO</text:p>
            <text:p>▶ Sarah GARCIN</text:p>
            <text:p>▶ Pierre-Damien HUYGHE</text:p>
            <text:p>▶ Nolwenn MAUDET</text:p>
            <text:p>▶ Étienne ROBIAL</text:p>
            <text:p>▶ Bachir SOUSSI-CHIADMI</text:p>
            <text:p>▶ Nicolas TAFFIN</text:p>
            <text:p>▶ David VALLANCE</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17.02.01</text:span></text:p>
          </table:table-cell>
          <table:table-cell office:value-type="string" calcext:value-type="string">
            <text:p><text:span text:style-name="T7">▶ </text:span><text:span text:style-name="T7"><text:a xlink:href="https://editions-b42.com/produit/back-office-n1/" xlink:type="simple">https://editions-b42.com/produit/back-office-n1/</text:a></text:span></text:p>
            <text:p><text:span text:style-name="T7">▶ </text:span><text:span text:style-name="T7"><text:a xlink:href="http://www.revue-backoffice.com/" xlink:type="simple">http://www.revue-backoffice.com/</text:a></text:span></text:p>
          </table:table-cell>
        </table:table-row>
        <table:table-row table:style-name="ro1">
          <table:table-cell office:value-type="string" calcext:value-type="string">
            <text:p><text:span text:style-name="T2">BACK OFFICE N</text:span><text:span text:style-name="T3">°</text:span><text:span text:style-name="T6">2</text:span><text:span text:style-name="T4"> - DESIGN GRAPHIQUE ET PRATIQUES NUMERIQUES</text:span></text:p>
          </table:table-cell>
          <table:table-cell office:value-type="string" calcext:value-type="string">
            <text:p><text:span text:style-name="T7">PENSER, CLASSER, REPRÉSENTER</text:span></text:p>
          </table:table-cell>
          <table:table-cell office:value-type="string" calcext:value-type="string">
            <text:p><text:span text:style-name="T7">-</text:span></text:p>
          </table:table-cell>
          <table:table-cell office:value-type="string" calcext:value-type="string">
            <text:p><text:span text:style-name="T7">▶ Benoît BÖHNKE</text:span></text:p>
            <text:p>▶ Stéphane BUELLET</text:p>
            <text:p>▶ Sandra CHAMARET</text:p>
            <text:p>▶ Michèle CHAMPAGNE</text:p>
            <text:p>▶ Roberto GIMENO</text:p>
            <text:p>▶ Joost GROOTENS</text:p>
            <text:p>▶ Peter HALL</text:p>
            <text:p>▶ Loïc HORELLOU</text:p>
            <text:p>▶ Jean LASSÈGUE</text:p>
            <text:p>▶ Laure LIMONGI</text:p>
            <text:p>▶ Nicolas NOVA</text:p>
            <text:p>▶ Anne-Lyse RENON</text:p>
            <text:p>▶ Eric SCHRIJVER</text:p>
            <text:p>▶ Greg J. SMITH</text:p>
            <text:p>▶ Joël VACHERON</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18.04</text:span></text:p>
          </table:table-cell>
          <table:table-cell office:value-type="string" calcext:value-type="string">
            <text:p><text:span text:style-name="T7">▶ </text:span><text:span text:style-name="T7"><text:a xlink:href="https://editions-b42.com/produit/back-office-n2/" xlink:type="simple">https://editions-b42.com/produit/back-office-n2/</text:a></text:span></text:p>
            <text:p><text:span text:style-name="T7">▶ </text:span><text:span text:style-name="T7"><text:a xlink:href="http://www.revue-backoffice.com/" xlink:type="simple">http://www.revue-backoffice.com/</text:a></text:span></text:p>
          </table:table-cell>
        </table:table-row>
        <table:table-row table:style-name="ro1">
          <table:table-cell office:value-type="string" calcext:value-type="string">
            <text:p><text:span text:style-name="T2">BACK OFFICE N</text:span><text:span text:style-name="T3">°</text:span><text:span text:style-name="T6">3</text:span><text:span text:style-name="T4"> - DESIGN GRAPHIQUE ET PRATIQUES NUMERIQUES</text:span></text:p>
          </table:table-cell>
          <table:table-cell office:value-type="string" calcext:value-type="string">
            <text:p><text:span text:style-name="T7">ÉCRIRE L’ÉCRAN</text:span></text:p>
          </table:table-cell>
          <table:table-cell office:value-type="string" calcext:value-type="string">
            <text:p><text:span text:style-name="T7">-</text:span></text:p>
          </table:table-cell>
          <table:table-cell office:value-type="string" calcext:value-type="string">
            <text:p><text:span text:style-name="T7">▶ Yves CITTON</text:span></text:p>
            <text:p>▶ Chloé DELAUME</text:p>
            <text:p>▶ Alexia DE VISSCHER</text:p>
            <text:p>▶ Johanna DRUCKER</text:p>
            <text:p>▶ Vilém FLUSSER</text:p>
            <text:p>▶ Lucile HAUTE</text:p>
            <text:p>▶ Nathan JONES</text:p>
            <text:p>▶ Étienne MINEUR</text:p>
            <text:p>▶ Dan RUBIN</text:p>
            <text:p>▶ Sam SKINNER</text:p>
            <text:p>▶ Nicolas TILLY</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19.09</text:span></text:p>
          </table:table-cell>
          <table:table-cell office:value-type="string" calcext:value-type="string">
            <text:p><text:span text:style-name="T7">▶ </text:span><text:span text:style-name="T7"><text:a xlink:href="https://editions-b42.com/produit/back-office-n3/" xlink:type="simple">https://editions-b42.com/produit/back-office-n3/</text:a></text:span></text:p>
            <text:p><text:span text:style-name="T7">▶ </text:span><text:span text:style-name="T7"><text:a xlink:href="http://www.revue-backoffice.com/" xlink:type="simple">http://www.revue-backoffice.com/</text:a></text:span></text:p>
          </table:table-cell>
        </table:table-row>
        <table:table-row table:style-name="ro1">
          <table:table-cell table:style-name="Sheet0_cell4" office:value-type="string" calcext:value-type="string">
            <text:p><text:span text:style-name="T1">DU DESIGN DE LA PAGE À LA PÉDAGOGIE DU FLUX</text:span></text:p>
          </table:table-cell>
          <table:table-cell table:style-name="Sheet0_cell5" office:value-type="string" calcext:value-type="string">
            <text:p><text:span text:style-name="T7">LE CAS BELGE</text:span></text:p>
          </table:table-cell>
          <table:table-cell table:style-name="Sheet0_cell5" office:value-type="string" calcext:value-type="string">
            <text:p><text:span text:style-name="T7">BACK OFFICE #3 : ÉCRIRE L’ÉCRAN</text:span></text:p>
          </table:table-cell>
          <table:table-cell table:style-name="Sheet0_cell5" office:value-type="string" calcext:value-type="string">
            <text:p><text:span text:style-name="T7">Alexia DE VISSCHER</text:span></text:p>
          </table:table-cell>
          <table:table-cell office:value-type="string" calcext:value-type="string">
            <text:p><text:span text:style-name="T7">▶ Éditions B42</text:span></text:p>
            <text:p>▶ Fork Éditions</text:p>
          </table:table-cell>
          <table:table-cell office:value-type="string" calcext:value-type="string">
            <text:p><text:span text:style-name="T7">-</text:span></text:p>
          </table:table-cell>
          <table:table-cell office:value-type="string" calcext:value-type="string">
            <text:p><text:span text:style-name="T7">2019.09</text:span></text:p>
          </table:table-cell>
          <table:table-cell table:style-name="Sheet0_cell5" office:value-type="string" calcext:value-type="string">
            <text:p><text:a xlink:href="http://www.revue-backoffice.com/numeros/03-ecrire-lecran/10_devisscher" xlink:type="simple">http://www.revue-backoffice.com/numeros/03-ecrire-lecran/10_devisscher</text:a></text:p>
          </table:table-cell>
        </table:table-row>
        <table:table-row table:style-name="ro1">
          <table:table-cell office:value-type="string" calcext:value-type="string">
            <text:p><text:span text:style-name="T2">BACK OFFICE N</text:span><text:span text:style-name="T3">°</text:span><text:span text:style-name="T6">4</text:span><text:span text:style-name="T4"> - DESIGN GRAPHIQUE ET PRATIQUES NUMERIQUES</text:span></text:p>
          </table:table-cell>
          <table:table-cell office:value-type="string" calcext:value-type="string">
            <text:p><text:span text:style-name="T7">SUIVRE LE MOUVEMENT</text:span></text:p>
          </table:table-cell>
          <table:table-cell office:value-type="string" calcext:value-type="string">
            <text:p><text:span text:style-name="T7">-</text:span></text:p>
          </table:table-cell>
          <table:table-cell office:value-type="string" calcext:value-type="string">
            <text:p><text:span text:style-name="T7">▶ Fleur CHEVALIER</text:span></text:p>
            <text:p>▶ Olia LIALINA</text:p>
            <text:p>▶ Zach LIEBERMAN</text:p>
            <text:p>▶ Lev MANOVICH</text:p>
            <text:p>▶ Anthony MASURE</text:p>
            <text:p>▶ Mitch PAONE</text:p>
            <text:p>▶ Christian PORRI</text:p>
            <text:p>▶ Michel WLASSIKOFF</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21.04</text:span></text:p>
          </table:table-cell>
          <table:table-cell office:value-type="string" calcext:value-type="string">
            <text:p><text:span text:style-name="T7">▶ </text:span><text:span text:style-name="T7"><text:a xlink:href="https://editions-b42.com/produit/back-office-n4/" xlink:type="simple">https://editions-b42.com/produit/back-office-n4/</text:a></text:span></text:p>
            <text:p><text:span text:style-name="T7">▶ </text:span><text:span text:style-name="T7"><text:a xlink:href="http://www.revue-backoffice.com/" xlink:type="simple">http://www.revue-backoffice.com/</text:a></text:span></text:p>
          </table:table-cell>
        </table:table-row>
        <table:table-row table:style-name="ro1">
          <table:table-cell office:value-type="string" calcext:value-type="string">
            <text:p><text:span text:style-name="T2">BACK OFFICE N</text:span><text:span text:style-name="T3">°5 </text:span><text:span text:style-name="T4">- DESIGN GRAPHIQUE ET PRATIQUES NUMERIQUES</text:span></text:p>
          </table:table-cell>
          <table:table-cell office:value-type="string" calcext:value-type="string">
            <text:p><text:span text:style-name="T7">CHANGER DE DIMENSION</text:span></text:p>
          </table:table-cell>
          <table:table-cell office:value-type="string" calcext:value-type="string">
            <text:p><text:span text:style-name="T7">-</text:span></text:p>
          </table:table-cell>
          <table:table-cell office:value-type="string" calcext:value-type="string">
            <text:p><text:span text:style-name="T7">▶ Kévin BRAY</text:span></text:p>
            <text:p>▶ Emmanuel DEBIEN</text:p>
            <text:p>▶ Kévin DONNOT</text:p>
            <text:p>▶ Élise GAY</text:p>
            <text:p>▶ Jean-Michel GÉRIDAN</text:p>
            <text:p>▶ Anthony MASURE</text:p>
            <text:p>▶ Nolwenn MAUDET</text:p>
            <text:p>▶ Tereza RULLER (The Rodina)</text:p>
            <text:p>▶ Julie WOLETZ</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23.09</text:span></text:p>
          </table:table-cell>
          <table:table-cell office:value-type="string" calcext:value-type="string">
            <text:p><text:span text:style-name="T7">▶ </text:span><text:span text:style-name="T7"><text:a xlink:href="https://editions-b42.com/produit/back-office-n5/" xlink:type="simple">https://editions-b42.com/produit/back-office-n5/</text:a></text:span></text:p>
            <text:p><text:span text:style-name="T7">▶ </text:span><text:span text:style-name="T7"><text:a xlink:href="http://www.revue-backoffice.com/" xlink:type="simple">http://www.revue-backoffice.com/</text:a></text:span></text:p>
          </table:table-cell>
        </table:table-row>
        <table:table-row table:style-name="ro1">
          <table:table-cell office:value-type="string" calcext:value-type="string">
            <text:p><text:span text:style-name="T1">ÉCRIRE LE DESIGN. VERS UNE CULTURE DU CODE</text:span></text:p>
          </table:table-cell>
          <table:table-cell office:value-type="string" calcext:value-type="string">
            <text:p><text:span text:style-name="T7">-</text:span></text:p>
          </table:table-cell>
          <table:table-cell office:value-type="string" calcext:value-type="string">
            <text:p><text:span text:style-name="T7">BACK COVER N</text:span><text:span text:style-name="T10">°</text:span><text:span text:style-name="T11">4</text:span></text:p>
            <text:p><text:span text:style-name="T7">DESIGN GRAPHIQUE, TYPOGRAPHIE, ETC</text:span></text:p>
          </table:table-cell>
          <table:table-cell office:value-type="string" calcext:value-type="string">
            <text:p><text:span text:style-name="T7">▶ Stéphanie VILAYPHIOU</text:span></text:p>
            <text:p>▶ Alexandre LERAY</text:p>
          </table:table-cell>
          <table:table-cell office:value-type="string" calcext:value-type="string">
            <text:p><text:span text:style-name="T7">▶ Éditions B42</text:span></text:p>
            <text:p>▶ Fork Éditions</text:p>
          </table:table-cell>
          <table:table-cell office:value-type="string" calcext:value-type="string">
            <text:p><text:span text:style-name="T7">IMPRIMÉ </text:span></text:p>
          </table:table-cell>
          <table:table-cell office:value-type="string" calcext:value-type="string">
            <text:p><text:span text:style-name="T7">2011.02</text:span></text:p>
          </table:table-cell>
          <table:table-cell office:value-type="string" calcext:value-type="string">
            <text:p><text:span text:style-name="T7">▶ </text:span><text:span text:style-name="T7"><text:a xlink:href="https://editions-b42.com/produit/back-cover-n4/" xlink:type="simple">https://editions-b42.com/produit/back-cover-n4/</text:a></text:span></text:p>
            <text:p><text:span text:style-name="T7">▶ </text:span><text:span text:style-name="T7"><text:a xlink:href="https://docplayer.fr/8201113-Ecrire-le-design-vers-une-culture-du-code.html" xlink:type="simple">https://docplayer.fr/8201113-Ecrire-le-design-vers-une-culture-du-code.html</text:a></text:span></text:p>
          </table:table-cell>
        </table:table-row>
        <table:table-row table:style-name="ro1">
          <table:table-cell office:value-type="string" calcext:value-type="string">
            <text:p><text:span text:style-name="T1">TROUBLE DANS LE GENRE - PÉDAGOGIE ALTERNATIVE DE L’ÉDITION HYBRIDE</text:span></text:p>
          </table:table-cell>
          <table:table-cell office:value-type="string" calcext:value-type="string">
            <text:p><text:span text:style-name="T7">-</text:span></text:p>
          </table:table-cell>
          <table:table-cell office:value-type="string" calcext:value-type="string">
            <text:p><text:span text:style-name="T7">Design research</text:span></text:p>
          </table:table-cell>
          <table:table-cell office:value-type="string" calcext:value-type="string">
            <text:p><text:span text:style-name="T7">Loraine FURTER</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8.04.04</text:span></text:p>
          </table:table-cell>
          <table:table-cell office:value-type="string" calcext:value-type="string">
            <text:p><text:a xlink:href="https://www.design-research.be/hybrid/publications.html" xlink:type="simple">https://www.design-research.be/hybrid/publications.html</text:a></text:p>
          </table:table-cell>
        </table:table-row>
        <table:table-row table:style-name="ro1">
          <table:table-cell office:value-type="string" calcext:value-type="string">
            <text:p><text:span text:style-name="T1">TYPOTHÉRAPIE</text:span></text:p>
          </table:table-cell>
          <table:table-cell office:value-type="string" calcext:value-type="string">
            <text:p><text:span text:style-name="T7">Fragments d'une amitié typographique</text:span></text:p>
          </table:table-cell>
          <table:table-cell office:value-type="string" calcext:value-type="string">
            <text:p><text:span text:style-name="T7">-</text:span></text:p>
          </table:table-cell>
          <table:table-cell office:value-type="string" calcext:value-type="string">
            <text:p><text:span text:style-name="T7">Nicolas TAFFIN</text:span></text:p>
          </table:table-cell>
          <table:table-cell office:value-type="string" calcext:value-type="string">
            <text:p><text:span text:style-name="T7">C&amp;F EDITIONS</text:span></text:p>
          </table:table-cell>
          <table:table-cell office:value-type="string" calcext:value-type="string">
            <text:p><text:span text:style-name="T7">IMPRIMÉ </text:span></text:p>
          </table:table-cell>
          <table:table-cell office:value-type="string" calcext:value-type="string">
            <text:p><text:span text:style-name="T7">2023.01</text:span></text:p>
          </table:table-cell>
          <table:table-cell office:value-type="string" calcext:value-type="string">
            <text:p><text:a xlink:href="https://cfeditions.com/typotherapie/" xlink:type="simple">https://cfeditions.com/typotherapie/</text:a></text:p>
          </table:table-cell>
        </table:table-row>
        <table:table-row table:style-name="ro1">
          <table:table-cell office:value-type="string" calcext:value-type="string">
            <text:p><text:span text:style-name="T1">VISUAL CULTURE.</text:span></text:p>
          </table:table-cell>
          <table:table-cell office:value-type="string" calcext:value-type="string">
            <text:p><text:span text:style-name="T8">Open Source Publishing, Git et le design graphique</text:span></text:p>
          </table:table-cell>
          <table:table-cell office:value-type="string" calcext:value-type="string">
            <text:p><text:span text:style-name="T7">Projet VISUAL CULTURE a tool for design collaboration (with GIT)</text:span></text:p>
            <text:p>(Par OSP)</text:p>
          </table:table-cell>
          <table:table-cell office:value-type="string" calcext:value-type="string">
            <text:p><text:span text:style-name="T7">Anthony MASURE</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4.11</text:span></text:p>
          </table:table-cell>
          <table:table-cell office:value-type="string" calcext:value-type="string">
            <text:p><text:a xlink:href="https://www.anthonymasure.com/articles/2014-11-visual-culture-osp-git" xlink:type="simple">https://www.anthonymasure.com/articles/2014-11-visual-culture-osp-git</text:a></text:p>
          </table:table-cell>
        </table:table-row>
        <table:table-row table:style-name="ro1">
          <table:table-cell office:value-type="string" calcext:value-type="string">
            <text:p><text:span text:style-name="T2">TABLE RONDE SUR LE DESIGN LIBRE ET OPEN SOURCE</text:span></text:p>
          </table:table-cell>
          <table:table-cell office:value-type="string" calcext:value-type="string">
            <text:p><text:span text:style-name="T7">-</text:span></text:p>
          </table:table-cell>
          <table:table-cell office:value-type="string" calcext:value-type="string">
            <text:p><text:span text:style-name="T7">Compte rendu de la table ronde</text:span></text:p>
          </table:table-cell>
          <table:table-cell office:value-type="string" calcext:value-type="string">
            <text:p><text:span text:style-name="T7">▶ Hypsoline</text:span></text:p>
            <text:p>▶ Le RESET</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17.02.12</text:span></text:p>
          </table:table-cell>
          <table:table-cell office:value-type="string" calcext:value-type="string">
            <text:p><text:a xlink:href="https://wiki.lereset.org/ateliers:trdesignopensource" xlink:type="simple">https://wiki.lereset.org/ateliers:trdesignopensource</text:a></text:p>
          </table:table-cell>
        </table:table-row>
        <table:table-row table:style-name="ro1">
          <table:table-cell table:style-name="Sheet0_cell6" office:value-type="string" calcext:value-type="string">
            <text:p><text:span text:style-name="T2">QUATERNUM.NET</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Carnet web d’Antoine Fauchié</text:span></text:p>
          </table:table-cell>
          <table:table-cell table:style-name="Sheet0_cell3" office:value-type="string" calcext:value-type="string">
            <text:p><text:span text:style-name="T7">Antoine FAUCHIÉ</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NUMÉRIQUE</text:span></text:p>
          </table:table-cell>
          <table:table-cell table:style-name="Sheet0_cell3" office:value-type="string" calcext:value-type="string">
            <text:p><text:span text:style-name="T7">-</text:span></text:p>
          </table:table-cell>
          <table:table-cell table:style-name="Sheet0_cell3" office:value-type="string" calcext:value-type="string">
            <text:p><text:a xlink:href="https://www.quaternum.net/" xlink:type="simple">https://www.quaternum.net/</text:a></text:p>
          </table:table-cell>
        </table:table-row>
        <table:table-row table:style-name="ro1">
          <table:table-cell table:style-name="Sheet0_cell4" office:value-type="string" calcext:value-type="string">
            <text:p><text:span text:style-name="T2">FABRIQUES DE PUBLICATION : LATEX</text:span></text:p>
            <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Première analyse d’une série sur les fabriques de publication</text:span></text:p>
          </table:table-cell>
          <table:table-cell table:style-name="Sheet0_cell5" office:value-type="string" calcext:value-type="string">
            <text:p><text:span text:style-name="T7">Antoine FAUCHIÉ</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20.04.29</text:span></text:p>
          </table:table-cell>
          <table:table-cell table:style-name="Sheet0_cell5" office:value-type="string" calcext:value-type="string">
            <text:p><text:a xlink:href="https://www.quaternum.net/2020/04/29/fabriques-de-publication-latex/" xlink:type="simple">https://www.quaternum.net/2020/04/29/fabriques-de-publication-latex/</text:a></text:p>
          </table:table-cell>
        </table:table-row>
        <table:table-row table:style-name="ro1">
          <table:table-cell table:style-name="Sheet0_cell4" office:value-type="string" calcext:value-type="string">
            <text:p><text:span text:style-name="T2">FABRIQUES DE PUBLICATION : HUGO</text:span></text:p>
            <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Dixième analyse d’une série sur les fabriques de publication</text:span></text:p>
          </table:table-cell>
          <table:table-cell table:style-name="Sheet0_cell5" office:value-type="string" calcext:value-type="string">
            <text:p><text:span text:style-name="T7">Antoine FAUCHIÉ</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21.08.06</text:span></text:p>
          </table:table-cell>
          <table:table-cell table:style-name="Sheet0_cell5" office:value-type="string" calcext:value-type="string">
            <text:p><text:a xlink:href="https://www.quaternum.net/2021/08/06/fabriques-de-publication-hugo/" xlink:type="simple">https://www.quaternum.net/2021/08/06/fabriques-de-publication-hugo/</text:a></text:p>
          </table:table-cell>
        </table:table-row>
        <table:table-row table:style-name="ro1">
          <table:table-cell table:style-name="Sheet0_cell4" office:value-type="string" calcext:value-type="string">
            <text:p><text:span text:style-name="T1">MES OUTILS</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Antoine FAUCHIÉ</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19.09.21</text:span></text:p>
          </table:table-cell>
          <table:table-cell table:style-name="Sheet0_cell5" office:value-type="string" calcext:value-type="string">
            <text:p><text:a xlink:href="https://www.quaternum.net/2019/09/21/mes-outils/" xlink:type="simple">https://www.quaternum.net/2019/09/21/mes-outils/</text:a></text:p>
          </table:table-cell>
        </table:table-row>
        <table:table-row table:style-name="ro1">
          <table:table-cell table:style-name="Sheet0_cell6" office:value-type="string" calcext:value-type="string">
            <text:p><text:span text:style-name="T2">POLYLOGUE</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Le blog un peu ensommeillé de Nicolas Taffin.</text:span></text:p>
          </table:table-cell>
          <table:table-cell table:style-name="Sheet0_cell3" office:value-type="string" calcext:value-type="string">
            <text:p><text:span text:style-name="T7">Nicolas TAFFIN</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NUMÉRIQUE</text:span></text:p>
          </table:table-cell>
          <table:table-cell table:style-name="Sheet0_cell3" office:value-type="string" calcext:value-type="string">
            <text:p><text:span text:style-name="T7">-</text:span></text:p>
          </table:table-cell>
          <table:table-cell table:style-name="Sheet0_cell3" office:value-type="string" calcext:value-type="string">
            <text:p><text:a xlink:href="https://polylogue.org/" xlink:type="simple">https://polylogue.org/</text:a></text:p>
          </table:table-cell>
        </table:table-row>
        <table:table-row table:style-name="ro1">
          <table:table-cell table:style-name="Sheet0_cell4" office:value-type="string" calcext:value-type="string">
            <text:p><text:span text:style-name="T1">MAKING-OF D’UNE COLLECTION LIBÉRÉE : ADDICTIONS SUR ORDONNANCE</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Polylogue (blog)</text:span></text:p>
          </table:table-cell>
          <table:table-cell table:style-name="Sheet0_cell5" office:value-type="string" calcext:value-type="string">
            <text:p><text:span text:style-name="T7">Nicolas TAFFIN</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19.02.10</text:span></text:p>
          </table:table-cell>
          <table:table-cell table:style-name="Sheet0_cell5" office:value-type="string" calcext:value-type="string">
            <text:p><text:a xlink:href="https://polylogue.org/addictions-sur-ordonnance-making-of-dune-collection-liberee/" xlink:type="simple">https://polylogue.org/addictions-sur-ordonnance-making-of-dune-collection-liberee/</text:a></text:p>
          </table:table-cell>
        </table:table-row>
        <table:table-row table:style-name="ro1">
          <table:table-cell table:style-name="Sheet0_cell4" office:value-type="string" calcext:value-type="string">
            <text:p><text:span text:style-name="T1">DANS LES RECOINS DE LA DOUBLE PAGE</text:span></text:p>
          </table:table-cell>
          <table:table-cell table:style-name="Sheet0_cell5" office:value-type="string" calcext:value-type="string">
            <text:p><text:span text:style-name="T7">Paged.js à la maison, saison 2</text:span></text:p>
          </table:table-cell>
          <table:table-cell table:style-name="Sheet0_cell5" office:value-type="string" calcext:value-type="string">
            <text:p><text:span text:style-name="T7">Polylogue (blog)</text:span></text:p>
          </table:table-cell>
          <table:table-cell table:style-name="Sheet0_cell5" office:value-type="string" calcext:value-type="string">
            <text:p><text:span text:style-name="T7">Nicolas TAFFIN</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21.03.01</text:span></text:p>
          </table:table-cell>
          <table:table-cell table:style-name="Sheet0_cell5" office:value-type="string" calcext:value-type="string">
            <text:p><text:a xlink:href="https://polylogue.org/apres-la-page-la-double-page/" xlink:type="simple">https://polylogue.org/apres-la-page-la-double-page/</text:a></text:p>
          </table:table-cell>
        </table:table-row>
        <table:table-row table:style-name="ro1">
          <table:table-cell table:style-name="Sheet0_cell4" office:value-type="string" calcext:value-type="string">
            <text:p><text:span text:style-name="T1">TYPOTHÉRAPIE, EN COULISSES</text:span></text:p>
          </table:table-cell>
          <table:table-cell table:style-name="Sheet0_cell3" office:value-type="string" calcext:value-type="string">
            <text:p><text:span text:style-name="T7">-</text:span></text:p>
          </table:table-cell>
          <table:table-cell table:style-name="Sheet0_cell5" office:value-type="string" calcext:value-type="string">
            <text:p><text:span text:style-name="T7">Polylogue (blog)</text:span></text:p>
          </table:table-cell>
          <table:table-cell table:style-name="Sheet0_cell5" office:value-type="string" calcext:value-type="string">
            <text:p><text:span text:style-name="T7">Nicolas TAFFIN</text:span></text:p>
          </table:table-cell>
          <table:table-cell table:style-name="Sheet0_cell5" office:value-type="string" calcext:value-type="string">
            <text:p><text:span text:style-name="T7">-</text:span></text:p>
          </table:table-cell>
          <table:table-cell table:style-name="Sheet0_cell5" office:value-type="string" calcext:value-type="string">
            <text:p><text:span text:style-name="T7">NUMÉRIQUE</text:span></text:p>
          </table:table-cell>
          <table:table-cell table:style-name="Sheet0_cell5" office:value-type="string" calcext:value-type="string">
            <text:p><text:span text:style-name="T7">2023.02.05</text:span></text:p>
          </table:table-cell>
          <table:table-cell table:style-name="Sheet0_cell5" office:value-type="string" calcext:value-type="string">
            <text:p><text:a xlink:href="https://polylogue.org/typotherapie-en-coulisses/" xlink:type="simple">https://polylogue.org/typotherapie-en-coulisses/</text:a></text:p>
          </table:table-cell>
        </table:table-row>
        <table:table-row table:style-name="ro1">
          <table:table-cell table:style-name="Sheet0_cell6" office:value-type="string" calcext:value-type="string">
            <text:p><text:span text:style-name="T1">RADICAL WEB DESIGN</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Ensemble d’articles et de notes sur le web à consulter liés à l’enseignement de Julien Bidoret à l’ESAD Pyrénées.</text:span></text:p>
          </table:table-cell>
          <table:table-cell table:style-name="Sheet0_cell3" office:value-type="string" calcext:value-type="string">
            <text:p><text:span text:style-name="T7">Julien BIDORET</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NUMÉRIQUE</text:span></text:p>
          </table:table-cell>
          <table:table-cell table:style-name="Sheet0_cell3" office:value-type="string" calcext:value-type="string">
            <text:p><text:span text:style-name="T7">-</text:span></text:p>
          </table:table-cell>
          <table:table-cell table:style-name="Sheet0_cell3" office:value-type="string" calcext:value-type="string">
            <text:p><text:a xlink:href="https://radicalweb.design/fr" xlink:type="simple">https://radicalweb.design/fr</text:a></text:p>
          </table:table-cell>
        </table:table-row>
        <table:table-row table:style-name="ro1">
          <table:table-cell table:style-name="Sheet0_cell6" office:value-type="string" calcext:value-type="string">
            <text:p><text:span text:style-name="T1">ACCENT GRAVE</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Log </text:span><text:span text:style-name="T12">quasi-journalier</text:span><text:span text:style-name="T7"> épisodique, écrit en HTML et publié par Julien Bidoret.</text:span></text:p>
          </table:table-cell>
          <table:table-cell table:style-name="Sheet0_cell3" office:value-type="string" calcext:value-type="string">
            <text:p><text:span text:style-name="T7">Julien BIDORET</text:span></text:p>
          </table:table-cell>
          <table:table-cell table:style-name="Sheet0_cell3" office:value-type="string" calcext:value-type="string">
            <text:p><text:span text:style-name="T7">-</text:span></text:p>
          </table:table-cell>
          <table:table-cell table:style-name="Sheet0_cell3" office:value-type="string" calcext:value-type="string">
            <text:p><text:span text:style-name="T7">NUMÉRIQUE</text:span></text:p>
          </table:table-cell>
          <table:table-cell table:style-name="Sheet0_cell3" office:value-type="string" calcext:value-type="string">
            <text:p><text:span text:style-name="T7">-</text:span></text:p>
          </table:table-cell>
          <table:table-cell table:style-name="Sheet0_cell3" office:value-type="string" calcext:value-type="string">
            <text:p><text:a xlink:href="https://accentgrave.net/log/" xlink:type="simple">https://accentgrave.net/log/</text:a></text:p>
          </table:table-cell>
        </table:table-row>
        <table:table-row table:style-name="ro1">
          <table:table-cell office:value-type="string" calcext:value-type="string">
            <text:p><text:span text:style-name="T1">CYBERFEMINISM INDEX</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Mindy SEU</text:span></text:p>
          </table:table-cell>
          <table:table-cell office:value-type="string" calcext:value-type="string">
            <text:p><text:span text:style-name="T7">Inventory Press</text:span></text:p>
          </table:table-cell>
          <table:table-cell office:value-type="string" calcext:value-type="string">
            <text:p><text:span text:style-name="T7">▶ NUMÉRIQUE</text:span></text:p>
            <text:p>▶ IMPRIMÉ</text:p>
          </table:table-cell>
          <table:table-cell table:style-name="Sheet0_cell7" office:value-type="float" office:value="2022" calcext:value-type="float">
            <text:p>2022</text:p>
          </table:table-cell>
          <table:table-cell office:value-type="string" calcext:value-type="string">
            <text:p><text:a xlink:href="https://cyberfeminismindex.com/" xlink:type="simple">https://cyberfeminismindex.com/</text:a></text:p>
          </table:table-cell>
        </table:table-row>
        <table:table-row table:style-name="ro1">
          <table:table-cell office:value-type="string" calcext:value-type="string">
            <text:p><text:span text:style-name="T1">APPROPRIATING TO SHARE BETTER</text:span></text:p>
          </table:table-cell>
          <table:table-cell office:value-type="string" calcext:value-type="string">
            <text:p><text:span text:style-name="T7">-</text:span></text:p>
          </table:table-cell>
          <table:table-cell office:value-type="string" calcext:value-type="string">
            <text:p><text:span text:style-name="T7">Article sur Our collaborative tools </text:span></text:p>
          </table:table-cell>
          <table:table-cell office:value-type="string" calcext:value-type="string">
            <text:p><text:span text:style-name="T7">Nolwenn Maudet</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text:span></text:p>
          </table:table-cell>
          <table:table-cell office:value-type="string" calcext:value-type="string">
            <text:p><text:a xlink:href="https://ourcollaborative.tools/article/appropriating-to-share-better" xlink:type="simple">https://ourcollaborative.tools/article/appropriating-to-share-better</text:a></text:p>
          </table:table-cell>
        </table:table-row>
        <table:table-row table:style-name="ro1">
          <table:table-cell office:value-type="string" calcext:value-type="string">
            <text:p><text:span text:style-name="T1">LOGBOOK</text:span></text:p>
          </table:table-cell>
          <table:table-cell office:value-type="string" calcext:value-type="string">
            <text:p><text:span text:style-name="T7">-</text:span></text:p>
          </table:table-cell>
          <table:table-cell office:value-type="string" calcext:value-type="string">
            <text:p><text:span text:style-name="T7">Article sur Our collaborative tools </text:span></text:p>
          </table:table-cell>
          <table:table-cell office:value-type="string" calcext:value-type="string">
            <text:p><text:span text:style-name="T7">Sarah Garcin</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23.05.03</text:span></text:p>
          </table:table-cell>
          <table:table-cell office:value-type="string" calcext:value-type="string">
            <text:p><text:a xlink:href="https://ourcollaborative.tools/article/logbook" xlink:type="simple">https://ourcollaborative.tools/article/logbook</text:a></text:p>
          </table:table-cell>
        </table:table-row>
        <table:table-row table:style-name="ro1">
          <table:table-cell table:style-name="Sheet0_cell6" office:value-type="string" calcext:value-type="string">
            <text:p><text:span text:style-name="T2">Low - Tech Magazine</text:span></text:p>
          </table:table-cell>
          <table:table-cell office:value-type="string" calcext:value-type="string">
            <text:p><text:span text:style-name="T7">-</text:span></text:p>
          </table:table-cell>
          <table:table-cell office:value-type="string" calcext:value-type="string">
            <text:p><text:span text:style-name="T7">Low-tech Magazine underscores the potential of past and often forgotten technologies and how they can inform sustainable energy practices. </text:span></text:p>
          </table:table-cell>
          <table:table-cell office:value-type="string" calcext:value-type="string">
            <text:p><text:a xlink:href="https://solar.lowtechmagazine.com/about/team/" xlink:type="simple">https://solar.lowtechmagazine.com/about/team/</text:a></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text:span></text:p>
          </table:table-cell>
          <table:table-cell office:value-type="string" calcext:value-type="string">
            <text:p><text:a xlink:href="https://solar.lowtechmagazine.com/" xlink:type="simple">https://solar.lowtechmagazine.com/</text:a></text:p>
          </table:table-cell>
        </table:table-row>
        <table:table-row table:style-name="ro1">
          <table:table-cell office:value-type="string" calcext:value-type="string">
            <text:p><text:span text:style-name="T2">PERSPECTIVES LOW-TECH</text:span></text:p>
          </table:table-cell>
          <table:table-cell office:value-type="string" calcext:value-type="string">
            <text:p><text:span text:style-name="T7">Comment vivre, faire et s’organiser autrement ? </text:span></text:p>
          </table:table-cell>
          <table:table-cell office:value-type="string" calcext:value-type="string">
            <text:p><text:span text:style-name="T7">-</text:span></text:p>
          </table:table-cell>
          <table:table-cell office:value-type="string" calcext:value-type="string">
            <text:p><text:span text:style-name="T7">Quentin Mateus </text:span></text:p>
            <text:p><text:span text:style-name="T14">Gauthier Roussilhe </text:span></text:p>
          </table:table-cell>
          <table:table-cell office:value-type="string" calcext:value-type="string">
            <text:p><text:span text:style-name="T7">Éditions divergences</text:span></text:p>
          </table:table-cell>
          <table:table-cell office:value-type="string" calcext:value-type="string">
            <text:p><text:span text:style-name="T7">IMPRIMÉ</text:span></text:p>
          </table:table-cell>
          <table:table-cell office:value-type="string" calcext:value-type="string">
            <text:p><text:span text:style-name="T7">2023.03.25</text:span></text:p>
          </table:table-cell>
          <table:table-cell office:value-type="string" calcext:value-type="string">
            <text:p><text:a xlink:href="https://www.editionsdivergences.com/livre/perspectives-low-tech" xlink:type="simple">https://www.editionsdivergences.com/livre/perspectives-low-tech</text:a></text:p>
          </table:table-cell>
        </table:table-row>
        <table:table-row table:style-name="ro1">
          <table:table-cell office:value-type="string" calcext:value-type="string">
            <text:p><text:span text:style-name="T2">ÉLOGE DU BUG</text:span></text:p>
          </table:table-cell>
          <table:table-cell office:value-type="string" calcext:value-type="string">
            <text:p><text:span text:style-name="T7">ÊTRE LIBRE À L’ÉPOQUE DU NUMÉRIQUE</text:span></text:p>
          </table:table-cell>
          <table:table-cell office:value-type="string" calcext:value-type="string">
            <text:p><text:span text:style-name="T7">-</text:span></text:p>
          </table:table-cell>
          <table:table-cell office:value-type="string" calcext:value-type="string">
            <text:p><text:span text:style-name="T7">Marcello Vitali-Rosati</text:span></text:p>
          </table:table-cell>
          <table:table-cell office:value-type="string" calcext:value-type="string">
            <text:p><text:span text:style-name="T7">Éditions Zones</text:span></text:p>
          </table:table-cell>
          <table:table-cell office:value-type="string" calcext:value-type="string">
            <text:p><text:span text:style-name="T7">IMPRIMÉ</text:span></text:p>
          </table:table-cell>
          <table:table-cell office:value-type="string" calcext:value-type="string">
            <text:p><text:span text:style-name="T7">2024.05.07</text:span></text:p>
          </table:table-cell>
          <table:table-cell office:value-type="string" calcext:value-type="string">
            <text:p><text:a xlink:href="https://www.editions-zones.fr/livres/eloge-du-bug/" xlink:type="simple">https://www.editions-zones.fr/livres/eloge-du-bug/</text:a></text:p>
          </table:table-cell>
        </table:table-row>
        <table:table-row table:style-name="ro1">
          <table:table-cell office:value-type="string" calcext:value-type="string">
            <text:p><text:span text:style-name="T2">BOOKMARKS.LUUSE.FUN</text:span></text:p>
          </table:table-cell>
          <table:table-cell office:value-type="string" calcext:value-type="string">
            <text:p><text:span text:style-name="T7">-</text:span></text:p>
          </table:table-cell>
          <table:table-cell office:value-type="string" calcext:value-type="string">
            <text:p><text:span text:style-name="T7">-</text:span></text:p>
          </table:table-cell>
          <table:table-cell office:value-type="string" calcext:value-type="string">
            <text:p><text:span text:style-name="T7">Luuse</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table:style-name="Sheet0_cell7" office:value-type="float" office:value="-2017" calcext:value-type="float">
            <text:p>-2017</text:p>
          </table:table-cell>
          <table:table-cell office:value-type="string" calcext:value-type="string">
            <text:p><text:a xlink:href="https://bookmarks.luuse.fun/" xlink:type="simple">https://bookmarks.luuse.fun/</text:a></text:p>
          </table:table-cell>
        </table:table-row>
        <table:table-row table:style-name="ro1">
          <table:table-cell table:style-name="Sheet0_cell6" office:value-type="string" calcext:value-type="string">
            <text:p><text:span text:style-name="T2">FLOSS MANUALS</text:span></text:p>
          </table:table-cell>
          <table:table-cell office:value-type="string" calcext:value-type="string">
            <text:p><text:span text:style-name="T7">À REMETTRE DANS LES INITIATIVES</text:span></text:p>
          </table:table-cell>
          <table:table-cell office:value-type="string" calcext:value-type="string">
            <text:p><text:span text:style-name="T7">A community making great, flexible, user-friendly manuals together. </text:span></text:p>
            <text:p>We create booklets, course materials and manuals for creative, cultural and campaigning uses of Free Software.</text:p>
          </table:table-cell>
          <table:table-cell office:value-type="string" calcext:value-type="string">
            <text:p><text:span text:style-name="T7">FLOSS Manuals Foundation 2016</text:span></text:p>
          </table:table-cell>
          <table:table-cell office:value-type="string" calcext:value-type="string">
            <text:p><text:span text:style-name="T7">-</text:span></text:p>
          </table:table-cell>
          <table:table-cell office:value-type="string" calcext:value-type="string">
            <text:p><text:span text:style-name="T7">NUMÉRIQUE</text:span></text:p>
          </table:table-cell>
          <table:table-cell office:value-type="string" calcext:value-type="string">
            <text:p><text:span text:style-name="T7">2007-2024</text:span></text:p>
          </table:table-cell>
          <table:table-cell office:value-type="string" calcext:value-type="string">
            <text:p><text:a xlink:href="https://flossmanuals.net/" xlink:type="simple">https://flossmanuals.net/</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 svg:font-family="Helvetica"/>
    <style:font-face style:name="HelveticaNeue" svg:font-family="HelveticaNeue"/>
    <style:font-face style:name="HelveticaNeue-Bold" svg:font-family="HelveticaNeue-Bol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X86_64 LibreOffice_project/54047653041915e595ad4e45cccea684809c77b5</meta:generator>
    <meta:document-statistic meta:table-count="1" meta:cell-count="568" meta:object-count="0"/>
  </office:meta>
</office:document-meta>
</file>